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Hiragino Maru Gothic Pro&quot;" svg:font-family="'&quot;Hiragino Maru Gothic Pro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2126in"/>
    </style:style>
    <style:style style:name="co3" style:family="table-column">
      <style:table-column-properties fo:break-before="auto" style:column-width="3.3846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c211c-scan-log">
      <style:table-properties table:display="true" style:writing-mode="lr-tb"/>
    </style:style>
    <style:style style:name="ta2" style:family="table" style:master-page-name="PageStyle_5f_mg009-scan-log">
      <style:table-properties table:display="true" style:writing-mode="lr-tb"/>
    </style:style>
    <style:style style:name="ta3" style:family="table" style:master-page-name="PageStyle_5f_mk013-scan-log">
      <style:table-properties table:display="true" style:writing-mode="lr-tb"/>
    </style:style>
    <style:style style:name="ta4" style:family="table" style:master-page-name="PageStyle_5f_c211b-scan-log">
      <style:table-properties table:display="true" style:writing-mode="lr-tb"/>
    </style:style>
    <style:style style:name="ta5" style:family="table" style:master-page-name="PageStyle_5f_c211a-scan-log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013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134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0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 style:data-style-name="N10134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211c-scan-log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0" office:value-type="string" calcext:value-type="string">
            <text:p>Scan number</text:p>
          </table:table-cell>
          <table:table-cell table:style-name="ce40" office:value-type="string" calcext:value-type="string">
            <text:p>DOY</text:p>
          </table:table-cell>
          <table:table-cell table:style-name="ce40" office:value-type="string" calcext:value-type="string">
            <text:p>start time</text:p>
          </table:table-cell>
          <table:table-cell table:style-name="ce40" office:value-type="string" calcext:value-type="string">
            <text:p>end time</text:p>
          </table:table-cell>
          <table:table-cell table:style-name="ce40" office:value-type="string" calcext:value-type="string">
            <text:p>source</text:p>
          </table:table-cell>
          <table:table-cell table:style-name="ce40" office:value-type="string" calcext:value-type="string">
            <text:p>EL</text:p>
          </table:table-cell>
          <table:table-cell table:style-name="ce40" office:value-type="string" calcext:value-type="string">
            <text:p>Tsys</text:p>
          </table:table-cell>
          <table:table-cell table:style-name="ce40" office:value-type="string" calcext:value-type="string">
            <text:p>tau</text:p>
          </table:table-cell>
          <table:table-cell table:style-name="ce41" office:value-type="string" calcext:value-type="string">
            <text:p>mark6 scan_chek</text:p>
          </table:table-cell>
          <table:table-cell table:style-name="ce40" office:value-type="string" calcext:value-type="string">
            <text:p>notes</text:p>
          </table:table-cell>
          <table:table-cell table:style-name="ce40" table:number-columns-repeated="18"/>
          <table:table-cell table:number-columns-repeated="996"/>
        </table:table-row>
        <table:table-row table:style-name="ro1"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7H00M00S" calcext:value-type="time">
            <text:p>7:00:00</text:p>
          </table:table-cell>
          <table:table-cell table:style-name="ce42" office:value-type="time" office:time-value="PT07H07M00S" calcext:value-type="time">
            <text:p>7:07:00</text:p>
          </table:table-cell>
          <table:table-cell table:style-name="ce41" office:value-type="string" calcext:value-type="string">
            <text:p>NRAO150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string" calcext:value-type="string">
            <text:p>201/187</text:p>
          </table:table-cell>
          <table:table-cell table:style-name="ce1" office:value-type="float" office:value="0.11" calcext:value-type="float">
            <text:p>0.11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style-name="ce1" office:value-type="string" calcext:value-type="string">
            <text:p>skydip</text:p>
          </table:table-cell>
          <table:table-cell table:number-columns-repeated="1013"/>
        </table:table-row>
        <table:table-row table:style-name="ro1"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7H15M00S" calcext:value-type="time">
            <text:p>7:15:00</text:p>
          </table:table-cell>
          <table:table-cell table:style-name="ce42" office:value-type="time" office:time-value="PT07H22M00S" calcext:value-type="time">
            <text:p>7:2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224/209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7H30M00S" calcext:value-type="time">
            <text:p>7:30:00</text:p>
          </table:table-cell>
          <table:table-cell table:style-name="ce42" office:value-type="time" office:time-value="PT07H37M00S" calcext:value-type="time">
            <text:p>7:3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222/208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7H45M00S" calcext:value-type="time">
            <text:p>7:45:00</text:p>
          </table:table-cell>
          <table:table-cell table:style-name="ce42" office:value-type="time" office:time-value="PT07H52M00S" calcext:value-type="time">
            <text:p>7:5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221/207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9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8H00M00S" calcext:value-type="time">
            <text:p>8:00:00</text:p>
          </table:table-cell>
          <table:table-cell table:style-name="ce42" office:value-type="time" office:time-value="PT08H07M00S" calcext:value-type="time">
            <text:p>8:07:00</text:p>
          </table:table-cell>
          <table:table-cell table:style-name="ce41" office:value-type="string" calcext:value-type="string">
            <text:p>NRAO15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string" calcext:value-type="string">
            <text:p>202/188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31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8H15M00S" calcext:value-type="time">
            <text:p>8:15:00</text:p>
          </table:table-cell>
          <table:table-cell table:style-name="ce42" office:value-type="time" office:time-value="PT08H22M00S" calcext:value-type="time">
            <text:p>8:2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223/209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33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8H30M00S" calcext:value-type="time">
            <text:p>8:30:00</text:p>
          </table:table-cell>
          <table:table-cell table:style-name="ce42" office:value-type="time" office:time-value="PT08H37M00S" calcext:value-type="time">
            <text:p>8:3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225/210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35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8H45M00S" calcext:value-type="time">
            <text:p>8:45:00</text:p>
          </table:table-cell>
          <table:table-cell table:style-name="ce42" office:value-type="time" office:time-value="PT08H52M00S" calcext:value-type="time">
            <text:p>8:5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227/211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37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9H00M00S" calcext:value-type="time">
            <text:p>9:00:00</text:p>
          </table:table-cell>
          <table:table-cell table:style-name="ce43" office:value-type="time" office:time-value="PT09H07M00S" calcext:value-type="time">
            <text:p>9:07:00</text:p>
          </table:table-cell>
          <table:table-cell table:style-name="ce41" office:value-type="string" calcext:value-type="string">
            <text:p>NRAO150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string" calcext:value-type="string">
            <text:p>208/193</text:p>
          </table:table-cell>
          <table:table-cell table:style-name="ce41" office:value-type="float" office:value="0.12" calcext:value-type="float">
            <text:p>0.12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style-name="ce1" office:value-type="string" calcext:value-type="string">
            <text:p>skydip after this scan</text:p>
          </table:table-cell>
          <table:table-cell table:number-columns-repeated="1013"/>
        </table:table-row>
        <table:table-row table:style-name="ro1">
          <table:table-cell table:style-name="ce41" office:value-type="string" calcext:value-type="string">
            <text:p>39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9H15M00S" calcext:value-type="time">
            <text:p>9:15:00</text:p>
          </table:table-cell>
          <table:table-cell table:style-name="ce42" office:value-type="time" office:time-value="PT09H22M00S" calcext:value-type="time">
            <text:p>9:2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228/214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41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9H30M00S" calcext:value-type="time">
            <text:p>9:30:00</text:p>
          </table:table-cell>
          <table:table-cell table:style-name="ce42" office:value-type="time" office:time-value="PT09H37M00S" calcext:value-type="time">
            <text:p>9:3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225/210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43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9H45M00S" calcext:value-type="time">
            <text:p>9:45:00</text:p>
          </table:table-cell>
          <table:table-cell table:style-name="ce42" office:value-type="time" office:time-value="PT09H52M00S" calcext:value-type="time">
            <text:p>9:5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222/208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45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0H00M00S" calcext:value-type="time">
            <text:p>10:00:00</text:p>
          </table:table-cell>
          <table:table-cell table:style-name="ce42" office:value-type="time" office:time-value="PT10H07M00S" calcext:value-type="time">
            <text:p>10:07:00</text:p>
          </table:table-cell>
          <table:table-cell table:style-name="ce41" office:value-type="string" calcext:value-type="string">
            <text:p>NRAO150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string" calcext:value-type="string">
            <text:p>205/190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47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0H15M00S" calcext:value-type="time">
            <text:p>10:15:00</text:p>
          </table:table-cell>
          <table:table-cell table:style-name="ce42" office:value-type="time" office:time-value="PT10H22M00S" calcext:value-type="time">
            <text:p>10:2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219/204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49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0H30M00S" calcext:value-type="time">
            <text:p>10:30:00</text:p>
          </table:table-cell>
          <table:table-cell table:style-name="ce42" office:value-type="time" office:time-value="PT10H37M00S" calcext:value-type="time">
            <text:p>10:3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string" calcext:value-type="string">
            <text:p>218/203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51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0H45M00S" calcext:value-type="time">
            <text:p>10:45:00</text:p>
          </table:table-cell>
          <table:table-cell table:style-name="ce42" office:value-type="time" office:time-value="PT10H52M00S" calcext:value-type="time">
            <text:p>10:5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string" calcext:value-type="string">
            <text:p>220/205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53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1H00M00S" calcext:value-type="time">
            <text:p>11:00:00</text:p>
          </table:table-cell>
          <table:table-cell table:style-name="ce44" office:value-type="time" office:time-value="PT11H07M00S" calcext:value-type="time">
            <text:p>11:07:00</text:p>
          </table:table-cell>
          <table:table-cell table:style-name="ce41" office:value-type="string" calcext:value-type="string">
            <text:p>NRAO150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string" calcext:value-type="string">
            <text:p>206/191</text:p>
          </table:table-cell>
          <table:table-cell table:style-name="ce1" office:value-type="float" office:value="0.15" calcext:value-type="float">
            <text:p>0.15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style-name="ce1" office:value-type="string" calcext:value-type="string">
            <text:p>skydip after this scan</text:p>
          </table:table-cell>
          <table:table-cell table:number-columns-repeated="1013"/>
        </table:table-row>
        <table:table-row table:style-name="ro1">
          <table:table-cell table:style-name="ce41" office:value-type="string" calcext:value-type="string">
            <text:p>55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1H15M00S" calcext:value-type="time">
            <text:p>11:15:00</text:p>
          </table:table-cell>
          <table:table-cell table:style-name="ce42" office:value-type="time" office:time-value="PT11H22M00S" calcext:value-type="time">
            <text:p>11:2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string" calcext:value-type="string">
            <text:p>219/204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57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1H30M00S" calcext:value-type="time">
            <text:p>11:30:00</text:p>
          </table:table-cell>
          <table:table-cell table:style-name="ce42" office:value-type="time" office:time-value="PT11H37M00S" calcext:value-type="time">
            <text:p>11:3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string" calcext:value-type="string">
            <text:p>219/204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59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1H45M00S" calcext:value-type="time">
            <text:p>11:45:00</text:p>
          </table:table-cell>
          <table:table-cell table:style-name="ce42" office:value-type="time" office:time-value="PT11H52M00S" calcext:value-type="time">
            <text:p>11:5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string" calcext:value-type="string">
            <text:p>218/204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61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2H00M00S" calcext:value-type="time">
            <text:p>12:00:00</text:p>
          </table:table-cell>
          <table:table-cell table:style-name="ce42" office:value-type="time" office:time-value="PT12H07M00S" calcext:value-type="time">
            <text:p>12:07:00</text:p>
          </table:table-cell>
          <table:table-cell table:style-name="ce41" office:value-type="string" calcext:value-type="string">
            <text:p>NRAO15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string" calcext:value-type="string">
            <text:p>206/191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63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2H15M00S" calcext:value-type="time">
            <text:p>12:15:00</text:p>
          </table:table-cell>
          <table:table-cell table:style-name="ce42" office:value-type="time" office:time-value="PT12H22M00S" calcext:value-type="time">
            <text:p>12:2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string" calcext:value-type="string">
            <text:p>216/201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65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2H30M00S" calcext:value-type="time">
            <text:p>12:30:00</text:p>
          </table:table-cell>
          <table:table-cell table:style-name="ce42" office:value-type="time" office:time-value="PT12H37M00S" calcext:value-type="time">
            <text:p>12:3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string" calcext:value-type="string">
            <text:p>216/202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67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2H45M00S" calcext:value-type="time">
            <text:p>12:45:00</text:p>
          </table:table-cell>
          <table:table-cell table:style-name="ce42" office:value-type="time" office:time-value="PT12H52M00S" calcext:value-type="time">
            <text:p>12:5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string" calcext:value-type="string">
            <text:p>214/199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69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3H00M00S" calcext:value-type="time">
            <text:p>13:00:00</text:p>
          </table:table-cell>
          <table:table-cell table:style-name="ce44" office:value-type="time" office:time-value="PT13H07M00S" calcext:value-type="time">
            <text:p>13:07:00</text:p>
          </table:table-cell>
          <table:table-cell table:style-name="ce41" office:value-type="string" calcext:value-type="string">
            <text:p>NRAO150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string" calcext:value-type="string">
            <text:p>203/188</text:p>
          </table:table-cell>
          <table:table-cell table:style-name="ce1" office:value-type="float" office:value="0.15" calcext:value-type="float">
            <text:p>0.15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style-name="ce1" office:value-type="string" calcext:value-type="string">
            <text:p>skydip after this scan</text:p>
          </table:table-cell>
          <table:table-cell table:number-columns-repeated="1013"/>
        </table:table-row>
        <table:table-row table:style-name="ro1">
          <table:table-cell table:style-name="ce41" office:value-type="string" calcext:value-type="string">
            <text:p>71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3H15M00S" calcext:value-type="time">
            <text:p>13:15:00</text:p>
          </table:table-cell>
          <table:table-cell table:style-name="ce42" office:value-type="time" office:time-value="PT13H22M00S" calcext:value-type="time">
            <text:p>13:2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string" calcext:value-type="string">
            <text:p>211/197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73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3H30M00S" calcext:value-type="time">
            <text:p>13:30:00</text:p>
          </table:table-cell>
          <table:table-cell table:style-name="ce42" office:value-type="time" office:time-value="PT13H37M00S" calcext:value-type="time">
            <text:p>13:3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string" calcext:value-type="string">
            <text:p>212/198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75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3H45M00S" calcext:value-type="time">
            <text:p>13:45:00</text:p>
          </table:table-cell>
          <table:table-cell table:style-name="ce42" office:value-type="time" office:time-value="PT13H52M00S" calcext:value-type="time">
            <text:p>13:5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string" calcext:value-type="string">
            <text:p>209/195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4H00M00S" calcext:value-type="time">
            <text:p>14:00:00</text:p>
          </table:table-cell>
          <table:table-cell table:style-name="ce42" office:value-type="time" office:time-value="PT14H07M00S" calcext:value-type="time">
            <text:p>14:07:00</text:p>
          </table:table-cell>
          <table:table-cell table:style-name="ce41" office:value-type="string" calcext:value-type="string">
            <text:p>NRAO150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202/187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4H15M00S" calcext:value-type="time">
            <text:p>14:15:00</text:p>
          </table:table-cell>
          <table:table-cell table:style-name="ce42" office:value-type="time" office:time-value="PT14H22M00S" calcext:value-type="time">
            <text:p>14:2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string" calcext:value-type="string">
            <text:p>208/193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4H30M00S" calcext:value-type="time">
            <text:p>14:30:00</text:p>
          </table:table-cell>
          <table:table-cell table:style-name="ce42" office:value-type="time" office:time-value="PT14H37M00S" calcext:value-type="time">
            <text:p>14:3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208/194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4H45M00S" calcext:value-type="time">
            <text:p>14:45:00</text:p>
          </table:table-cell>
          <table:table-cell table:style-name="ce42" office:value-type="time" office:time-value="PT14H52M00S" calcext:value-type="time">
            <text:p>14:5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string" calcext:value-type="string">
            <text:p>206/192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5H00M00S" calcext:value-type="time">
            <text:p>15:00:00</text:p>
          </table:table-cell>
          <table:table-cell table:style-name="ce44" office:value-type="time" office:time-value="PT15H07M00S" calcext:value-type="time">
            <text:p>15:07:00</text:p>
          </table:table-cell>
          <table:table-cell table:style-name="ce41" office:value-type="string" calcext:value-type="string">
            <text:p>NRAO150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string" calcext:value-type="string">
            <text:p>198/183</text:p>
          </table:table-cell>
          <table:table-cell table:style-name="ce1" office:value-type="float" office:value="0.17" calcext:value-type="float">
            <text:p>0.17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style-name="ce1" office:value-type="string" calcext:value-type="string">
            <text:p>skydip after this scan</text:p>
          </table:table-cell>
          <table:table-cell table:number-columns-repeated="1013"/>
        </table:table-row>
        <table:table-row table:style-name="ro1"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5H15M00S" calcext:value-type="time">
            <text:p>15:15:00</text:p>
          </table:table-cell>
          <table:table-cell table:style-name="ce42" office:value-type="time" office:time-value="PT15H22M00S" calcext:value-type="time">
            <text:p>15:2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string" calcext:value-type="string">
            <text:p>205/190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5H30M00S" calcext:value-type="time">
            <text:p>15:30:00</text:p>
          </table:table-cell>
          <table:table-cell table:style-name="ce42" office:value-type="time" office:time-value="PT15H37M00S" calcext:value-type="time">
            <text:p>15:3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205/191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5H45M00S" calcext:value-type="time">
            <text:p>15:45:00</text:p>
          </table:table-cell>
          <table:table-cell table:style-name="ce42" office:value-type="time" office:time-value="PT15H52M00S" calcext:value-type="time">
            <text:p>15:5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204/190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6H00M00S" calcext:value-type="time">
            <text:p>16:00:00</text:p>
          </table:table-cell>
          <table:table-cell table:style-name="ce42" office:value-type="time" office:time-value="PT16H07M00S" calcext:value-type="time">
            <text:p>16:07:00</text:p>
          </table:table-cell>
          <table:table-cell table:style-name="ce41" office:value-type="string" calcext:value-type="string">
            <text:p>NRAO150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string" calcext:value-type="string">
            <text:p>197/183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6H15M00S" calcext:value-type="time">
            <text:p>16:15:00</text:p>
          </table:table-cell>
          <table:table-cell table:style-name="ce42" office:value-type="time" office:time-value="PT16H22M00S" calcext:value-type="time">
            <text:p>16:2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string" calcext:value-type="string">
            <text:p>208/194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6H30M00S" calcext:value-type="time">
            <text:p>16:30:00</text:p>
          </table:table-cell>
          <table:table-cell table:style-name="ce42" office:value-type="time" office:time-value="PT16H37M00S" calcext:value-type="time">
            <text:p>16:3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string" calcext:value-type="string">
            <text:p>210/196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6H45M00S" calcext:value-type="time">
            <text:p>16:45:00</text:p>
          </table:table-cell>
          <table:table-cell table:style-name="ce42" office:value-type="time" office:time-value="PT16H52M00S" calcext:value-type="time">
            <text:p>16:5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212/198</text:p>
          </table:table-cell>
          <table:table-cell table:style-name="ce1" office:value-type="float" office:value="0.13" calcext:value-type="float">
            <text:p>0.13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style-name="ce1" office:value-type="string" calcext:value-type="string">
            <text:p>skydip after this scan</text:p>
          </table:table-cell>
          <table:table-cell table:number-columns-repeated="1013"/>
        </table:table-row>
        <table:table-row table:style-name="ro1"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7H00M00S" calcext:value-type="time">
            <text:p>17:00:00</text:p>
          </table:table-cell>
          <table:table-cell table:style-name="ce42" office:value-type="time" office:time-value="PT17H07M00S" calcext:value-type="time">
            <text:p>17:07:00</text:p>
          </table:table-cell>
          <table:table-cell table:style-name="ce41" office:value-type="string" calcext:value-type="string">
            <text:p>NRAO150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string" calcext:value-type="string">
            <text:p>201/187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7H15M00S" calcext:value-type="time">
            <text:p>17:15:00</text:p>
          </table:table-cell>
          <table:table-cell table:style-name="ce42" office:value-type="time" office:time-value="PT17H22M00S" calcext:value-type="time">
            <text:p>17:2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205/190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7H30M00S" calcext:value-type="time">
            <text:p>17:30:00</text:p>
          </table:table-cell>
          <table:table-cell table:style-name="ce42" office:value-type="time" office:time-value="PT17H37M00S" calcext:value-type="time">
            <text:p>17:3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212/197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7H45M00S" calcext:value-type="time">
            <text:p>17:45:00</text:p>
          </table:table-cell>
          <table:table-cell table:style-name="ce42" office:value-type="time" office:time-value="PT17H52M00S" calcext:value-type="time">
            <text:p>17:5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208/194</text:p>
          </table:table-cell>
          <table:table-cell/>
          <table:table-cell table:style-name="ce41" office:value-type="string" calcext:value-type="string">
            <text:p>data?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8H00M00S" calcext:value-type="time">
            <text:p>18:00:00</text:p>
          </table:table-cell>
          <table:table-cell table:style-name="ce42" office:value-type="time" office:time-value="PT18H07M00S" calcext:value-type="time">
            <text:p>18:07:00</text:p>
          </table:table-cell>
          <table:table-cell table:style-name="ce41" office:value-type="string" calcext:value-type="string">
            <text:p>NRAO150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string" calcext:value-type="string">
            <text:p>194/181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94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8H15M00S" calcext:value-type="time">
            <text:p>18:15:00</text:p>
          </table:table-cell>
          <table:table-cell table:style-name="ce42" office:value-type="time" office:time-value="PT18H22M00S" calcext:value-type="time">
            <text:p>18:2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204/190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95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8H30M00S" calcext:value-type="time">
            <text:p>18:30:00</text:p>
          </table:table-cell>
          <table:table-cell table:style-name="ce42" office:value-type="time" office:time-value="PT18H37M00S" calcext:value-type="time">
            <text:p>18:3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203/188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96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8H45M00S" calcext:value-type="time">
            <text:p>18:45:00</text:p>
          </table:table-cell>
          <table:table-cell table:style-name="ce42" office:value-type="time" office:time-value="PT18H52M00S" calcext:value-type="time">
            <text:p>18:5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string" calcext:value-type="string">
            <text:p>202/188</text:p>
          </table:table-cell>
          <table:table-cell table:style-name="ce1" office:value-type="float" office:value="0.14" calcext:value-type="float">
            <text:p>0.14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style-name="ce1" office:value-type="string" calcext:value-type="string">
            <text:p>skydip after this scan</text:p>
          </table:table-cell>
          <table:table-cell table:number-columns-repeated="1013"/>
        </table:table-row>
        <table:table-row table:style-name="ro1">
          <table:table-cell table:style-name="ce41" office:value-type="string" calcext:value-type="string">
            <text:p>97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9H00M00S" calcext:value-type="time">
            <text:p>19:00:00</text:p>
          </table:table-cell>
          <table:table-cell table:style-name="ce42" office:value-type="time" office:time-value="PT19H07M00S" calcext:value-type="time">
            <text:p>19:07:00</text:p>
          </table:table-cell>
          <table:table-cell table:style-name="ce41" office:value-type="string" calcext:value-type="string">
            <text:p>NRAO150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string" calcext:value-type="string">
            <text:p>193/179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98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9H15M00S" calcext:value-type="time">
            <text:p>19:15:00</text:p>
          </table:table-cell>
          <table:table-cell table:style-name="ce42" office:value-type="time" office:time-value="PT19H22M00S" calcext:value-type="time">
            <text:p>19:2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204/190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99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9H30M00S" calcext:value-type="time">
            <text:p>19:30:00</text:p>
          </table:table-cell>
          <table:table-cell table:style-name="ce42" office:value-type="time" office:time-value="PT19H37M00S" calcext:value-type="time">
            <text:p>19:3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205/191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00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19H45M00S" calcext:value-type="time">
            <text:p>19:45:00</text:p>
          </table:table-cell>
          <table:table-cell table:style-name="ce42" office:value-type="time" office:time-value="PT19H52M00S" calcext:value-type="time">
            <text:p>19:5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string" calcext:value-type="string">
            <text:p>206/192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01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20H00M00S" calcext:value-type="time">
            <text:p>20:00:00</text:p>
          </table:table-cell>
          <table:table-cell table:style-name="ce42" office:value-type="time" office:time-value="PT20H07M00S" calcext:value-type="time">
            <text:p>20:07:00</text:p>
          </table:table-cell>
          <table:table-cell table:style-name="ce41" office:value-type="string" calcext:value-type="string">
            <text:p>NRAO150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string" calcext:value-type="string">
            <text:p>196/181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02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20H15M00S" calcext:value-type="time">
            <text:p>20:15:00</text:p>
          </table:table-cell>
          <table:table-cell table:style-name="ce42" office:value-type="time" office:time-value="PT20H22M00S" calcext:value-type="time">
            <text:p>20:2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string" calcext:value-type="string">
            <text:p>207/192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03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20H30M00S" calcext:value-type="time">
            <text:p>20:30:00</text:p>
          </table:table-cell>
          <table:table-cell table:style-name="ce42" office:value-type="time" office:time-value="PT20H37M00S" calcext:value-type="time">
            <text:p>20:3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206/192</text:p>
          </table:table-cell>
          <table:table-cell table:style-name="ce1" office:value-type="float" office:value="0.14" calcext:value-type="float">
            <text:p>0.14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style-name="ce1" office:value-type="string" calcext:value-type="string">
            <text:p>skydip after this scan</text:p>
          </table:table-cell>
          <table:table-cell table:number-columns-repeated="1013"/>
        </table:table-row>
        <table:table-row table:style-name="ro1">
          <table:table-cell table:style-name="ce41" office:value-type="string" calcext:value-type="string">
            <text:p>104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20H45M00S" calcext:value-type="time">
            <text:p>20:45:00</text:p>
          </table:table-cell>
          <table:table-cell table:style-name="ce42" office:value-type="time" office:time-value="PT20H52M00S" calcext:value-type="time">
            <text:p>20:52:00</text:p>
          </table:table-cell>
          <table:table-cell table:style-name="ce41" office:value-type="string" calcext:value-type="string">
            <text:p>NRAO150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string" calcext:value-type="string">
            <text:p>211/197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05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21H00M00S" calcext:value-type="time">
            <text:p>21:00:00</text:p>
          </table:table-cell>
          <table:table-cell table:style-name="ce42" office:value-type="time" office:time-value="PT21H07M00S" calcext:value-type="time">
            <text:p>21:0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string" calcext:value-type="string">
            <text:p>225/210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06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21H15M00S" calcext:value-type="time">
            <text:p>21:15:00</text:p>
          </table:table-cell>
          <table:table-cell table:style-name="ce42" office:value-type="time" office:time-value="PT21H22M00S" calcext:value-type="time">
            <text:p>21:2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string" calcext:value-type="string">
            <text:p>228/213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07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21H30M00S" calcext:value-type="time">
            <text:p>21:30:00</text:p>
          </table:table-cell>
          <table:table-cell table:style-name="ce42" office:value-type="time" office:time-value="PT21H37M00S" calcext:value-type="time">
            <text:p>21:3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string" calcext:value-type="string">
            <text:p>213/198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08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21H45M00S" calcext:value-type="time">
            <text:p>21:45:00</text:p>
          </table:table-cell>
          <table:table-cell table:style-name="ce42" office:value-type="time" office:time-value="PT21H52M00S" calcext:value-type="time">
            <text:p>21:5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string" calcext:value-type="string">
            <text:p>215/200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09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22H00M00S" calcext:value-type="time">
            <text:p>22:00:00</text:p>
          </table:table-cell>
          <table:table-cell table:style-name="ce42" office:value-type="time" office:time-value="PT22H07M00S" calcext:value-type="time">
            <text:p>22:07:00</text:p>
          </table:table-cell>
          <table:table-cell table:style-name="ce41" office:value-type="string" calcext:value-type="string">
            <text:p>NRAO150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string" calcext:value-type="string">
            <text:p>201/187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10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22H15M00S" calcext:value-type="time">
            <text:p>22:15:00</text:p>
          </table:table-cell>
          <table:table-cell table:style-name="ce42" office:value-type="time" office:time-value="PT22H22M00S" calcext:value-type="time">
            <text:p>22:2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string" calcext:value-type="string">
            <text:p>218/204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11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22H30M00S" calcext:value-type="time">
            <text:p>22:30:00</text:p>
          </table:table-cell>
          <table:table-cell table:style-name="ce42" office:value-type="time" office:time-value="PT22H37M00S" calcext:value-type="time">
            <text:p>22:3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string" calcext:value-type="string">
            <text:p>220/205</text:p>
          </table:table-cell>
          <table:table-cell table:style-name="ce1" office:value-type="float" office:value="0.15" calcext:value-type="float">
            <text:p>0.15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style-name="ce1" office:value-type="string" calcext:value-type="string">
            <text:p>skydip after this scan</text:p>
          </table:table-cell>
          <table:table-cell table:number-columns-repeated="1013"/>
        </table:table-row>
        <table:table-row table:style-name="ro1">
          <table:table-cell table:style-name="ce41" office:value-type="string" calcext:value-type="string">
            <text:p>112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22H45M00S" calcext:value-type="time">
            <text:p>22:45:00</text:p>
          </table:table-cell>
          <table:table-cell table:style-name="ce42" office:value-type="time" office:time-value="PT22H52M00S" calcext:value-type="time">
            <text:p>22:5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string" calcext:value-type="string">
            <text:p>220/206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13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23H00M00S" calcext:value-type="time">
            <text:p>23:00:00</text:p>
          </table:table-cell>
          <table:table-cell table:style-name="ce42" office:value-type="time" office:time-value="PT23H07M00S" calcext:value-type="time">
            <text:p>23:07:00</text:p>
          </table:table-cell>
          <table:table-cell table:style-name="ce41" office:value-type="string" calcext:value-type="string">
            <text:p>NRAO15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197/183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14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23H15M00S" calcext:value-type="time">
            <text:p>23:15:00</text:p>
          </table:table-cell>
          <table:table-cell table:style-name="ce42" office:value-type="time" office:time-value="PT23H22M00S" calcext:value-type="time">
            <text:p>23:2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string" calcext:value-type="string">
            <text:p>225/210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15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23H30M00S" calcext:value-type="time">
            <text:p>23:30:00</text:p>
          </table:table-cell>
          <table:table-cell table:style-name="ce42" office:value-type="time" office:time-value="PT23H37M00S" calcext:value-type="time">
            <text:p>23:3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string" calcext:value-type="string">
            <text:p>227/211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16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23H45M00S" calcext:value-type="time">
            <text:p>23:45:00</text:p>
          </table:table-cell>
          <table:table-cell table:style-name="ce42" office:value-type="time" office:time-value="PT23H52M00S" calcext:value-type="time">
            <text:p>23:5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string" calcext:value-type="string">
            <text:p>229/214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17-</text:p>
          </table:table-cell>
          <table:table-cell table:style-name="ce41" office:value-type="float" office:value="117" calcext:value-type="float">
            <text:p>117</text:p>
          </table:table-cell>
          <table:table-cell table:style-name="ce42" office:value-type="time" office:time-value="PT00H00M01S" calcext:value-type="time">
            <text:p>0:00:01</text:p>
          </table:table-cell>
          <table:table-cell table:style-name="ce42" office:value-type="time" office:time-value="PT00H07M01S" calcext:value-type="time">
            <text:p>0:07:01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string" calcext:value-type="string">
            <text:p>233/217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18-</text:p>
          </table:table-cell>
          <table:table-cell table:style-name="ce41" office:value-type="float" office:value="117" calcext:value-type="float">
            <text:p>117</text:p>
          </table:table-cell>
          <table:table-cell table:style-name="ce42" office:value-type="time" office:time-value="PT00H15M00S" calcext:value-type="time">
            <text:p>0:15:00</text:p>
          </table:table-cell>
          <table:table-cell table:style-name="ce42" office:value-type="time" office:time-value="PT00H22M00S" calcext:value-type="time">
            <text:p>0:2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string" calcext:value-type="string">
            <text:p>236/221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style-name="ce1" office:value-type="string" calcext:value-type="string">
            <text:p>skydip after this scan</text:p>
          </table:table-cell>
          <table:table-cell table:number-columns-repeated="1013"/>
        </table:table-row>
        <table:table-row table:style-name="ro1">
          <table:table-cell table:style-name="ce41" office:value-type="string" calcext:value-type="string">
            <text:p>119-</text:p>
          </table:table-cell>
          <table:table-cell table:style-name="ce41" office:value-type="float" office:value="117" calcext:value-type="float">
            <text:p>117</text:p>
          </table:table-cell>
          <table:table-cell table:style-name="ce42" office:value-type="time" office:time-value="PT00H30M00S" calcext:value-type="time">
            <text:p>0:30:00</text:p>
          </table:table-cell>
          <table:table-cell table:style-name="ce42" office:value-type="time" office:time-value="PT00H37M00S" calcext:value-type="time">
            <text:p>0:3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string" calcext:value-type="string">
            <text:p>239/224</text:p>
          </table:table-cell>
          <table:table-cell table:style-name="ce1" office:value-type="float" office:value="0.15" calcext:value-type="float">
            <text:p>0.15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20-</text:p>
          </table:table-cell>
          <table:table-cell table:style-name="ce41" office:value-type="float" office:value="117" calcext:value-type="float">
            <text:p>117</text:p>
          </table:table-cell>
          <table:table-cell table:style-name="ce42" office:value-type="time" office:time-value="PT00H45M00S" calcext:value-type="time">
            <text:p>0:45:00</text:p>
          </table:table-cell>
          <table:table-cell table:style-name="ce42" office:value-type="time" office:time-value="PT00H52M00S" calcext:value-type="time">
            <text:p>0:52:00</text:p>
          </table:table-cell>
          <table:table-cell table:style-name="ce41" office:value-type="string" calcext:value-type="string">
            <text:p>NRAO150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string" calcext:value-type="string">
            <text:p>219/204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117" calcext:value-type="float">
            <text:p>117</text:p>
          </table:table-cell>
          <table:table-cell table:style-name="ce42" office:value-type="time" office:time-value="PT01H00M00S" calcext:value-type="time">
            <text:p>1:00:00</text:p>
          </table:table-cell>
          <table:table-cell table:style-name="ce42" office:value-type="time" office:time-value="PT01H07M00S" calcext:value-type="time">
            <text:p>1:0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247/232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117" calcext:value-type="float">
            <text:p>117</text:p>
          </table:table-cell>
          <table:table-cell table:style-name="ce42" office:value-type="time" office:time-value="PT01H15M00S" calcext:value-type="time">
            <text:p>1:15:00</text:p>
          </table:table-cell>
          <table:table-cell table:style-name="ce42" office:value-type="time" office:time-value="PT01H22M00S" calcext:value-type="time">
            <text:p>1:2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275/259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117" calcext:value-type="float">
            <text:p>117</text:p>
          </table:table-cell>
          <table:table-cell table:style-name="ce42" office:value-type="time" office:time-value="PT01H30M00S" calcext:value-type="time">
            <text:p>1:30:00</text:p>
          </table:table-cell>
          <table:table-cell table:style-name="ce42" office:value-type="time" office:time-value="PT01H37M00S" calcext:value-type="time">
            <text:p>1:3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253/238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number-columns-repeated="1014"/>
        </table:table-row>
        <table:table-row table:style-name="ro1"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117" calcext:value-type="float">
            <text:p>117</text:p>
          </table:table-cell>
          <table:table-cell table:style-name="ce42" office:value-type="time" office:time-value="PT01H45M00S" calcext:value-type="time">
            <text:p>1:45:00</text:p>
          </table:table-cell>
          <table:table-cell table:style-name="ce42" office:value-type="time" office:time-value="PT01H52M00S" calcext:value-type="time">
            <text:p>1:52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253/238</text:p>
          </table:table-cell>
          <table:table-cell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-20</text:p>
          </table:table-cell>
          <table:table-cell table:style-name="ce1" office:value-type="string" calcext:value-type="string">
            <text:p>skydip after this scan</text:p>
          </table:table-cell>
          <table:table-cell table:number-columns-repeated="1013"/>
        </table:table-row>
        <table:table-row table:style-name="ro1" table:number-rows-repeated="914">
          <table:table-cell table:number-columns-repeated="6"/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 table:number-rows-repeated="10475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g009-scan-log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0" office:value-type="string" calcext:value-type="string">
            <text:p>Scan number</text:p>
          </table:table-cell>
          <table:table-cell table:style-name="ce40" office:value-type="string" calcext:value-type="string">
            <text:p>DOY</text:p>
          </table:table-cell>
          <table:table-cell table:style-name="ce40" office:value-type="string" calcext:value-type="string">
            <text:p>start time</text:p>
          </table:table-cell>
          <table:table-cell table:style-name="ce40" office:value-type="string" calcext:value-type="string">
            <text:p>end time</text:p>
          </table:table-cell>
          <table:table-cell table:style-name="ce40" office:value-type="string" calcext:value-type="string">
            <text:p>source</text:p>
          </table:table-cell>
          <table:table-cell table:style-name="ce40" office:value-type="string" calcext:value-type="string">
            <text:p>EL</text:p>
          </table:table-cell>
          <table:table-cell table:style-name="ce40" office:value-type="string" calcext:value-type="string">
            <text:p>Tsys</text:p>
          </table:table-cell>
          <table:table-cell table:style-name="ce40" office:value-type="string" calcext:value-type="string">
            <text:p>tau</text:p>
          </table:table-cell>
          <table:table-cell table:style-name="ce40" office:value-type="string" calcext:value-type="string">
            <text:p>mark6 scan_chek</text:p>
          </table:table-cell>
          <table:table-cell table:style-name="ce40" office:value-type="string" calcext:value-type="string">
            <text:p>notes</text:p>
          </table:table-cell>
          <table:table-cell table:style-name="ce40" table:number-columns-repeated="18"/>
          <table:table-cell table:number-columns-repeated="996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16H00M00S" calcext:value-type="time">
            <text:p>16:00:00</text:p>
          </table:table-cell>
          <table:table-cell table:style-name="ce42" office:value-type="time" office:time-value="PT16H07M00S" calcext:value-type="time">
            <text:p>16:0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351/334</text:p>
          </table:table-cell>
          <table:table-cell table:style-name="ce41" office:value-type="float" office:value="0.12" calcext:value-type="float">
            <text:p>0.12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, Tsys ~ 180 K at EL 60</text:p>
          </table:table-cell>
          <table:table-cell table:number-columns-repeated="1014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16H15M00S" calcext:value-type="time">
            <text:p>16:15:00</text:p>
          </table:table-cell>
          <table:table-cell table:style-name="ce42" office:value-type="time" office:time-value="PT16H22M00S" calcext:value-type="time">
            <text:p>16:2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338/322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16H30M00S" calcext:value-type="time">
            <text:p>16:30:00</text:p>
          </table:table-cell>
          <table:table-cell table:style-name="ce42" office:value-type="time" office:time-value="PT16H37M00S" calcext:value-type="time">
            <text:p>16:3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325/308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16H45M00S" calcext:value-type="time">
            <text:p>16:45:00</text:p>
          </table:table-cell>
          <table:table-cell table:style-name="ce42" office:value-type="time" office:time-value="PT16H52M00S" calcext:value-type="time">
            <text:p>16:5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314/296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17H00M00S" calcext:value-type="time">
            <text:p>17:00:00</text:p>
          </table:table-cell>
          <table:table-cell table:style-name="ce42" office:value-type="time" office:time-value="PT17H07M00S" calcext:value-type="time">
            <text:p>17:0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298/282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17H15M00S" calcext:value-type="time">
            <text:p>17:15:00</text:p>
          </table:table-cell>
          <table:table-cell table:style-name="ce42" office:value-type="time" office:time-value="PT17H22M00S" calcext:value-type="time">
            <text:p>17:2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285/268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17H45M00S" calcext:value-type="time">
            <text:p>17:45:00</text:p>
          </table:table-cell>
          <table:table-cell table:style-name="ce42" office:value-type="time" office:time-value="PT17H52M00S" calcext:value-type="time">
            <text:p>17:5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268/252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18H00M00S" calcext:value-type="time">
            <text:p>18:00:00</text:p>
          </table:table-cell>
          <table:table-cell table:style-name="ce42" office:value-type="time" office:time-value="PT18H07M00S" calcext:value-type="time">
            <text:p>18:0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264/24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18H15M00S" calcext:value-type="time">
            <text:p>18:15:00</text:p>
          </table:table-cell>
          <table:table-cell table:style-name="ce42" office:value-type="time" office:time-value="PT18H22M00S" calcext:value-type="time">
            <text:p>18:2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260/244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18H30M00S" calcext:value-type="time">
            <text:p>18:30:00</text:p>
          </table:table-cell>
          <table:table-cell table:style-name="ce42" office:value-type="time" office:time-value="PT18H37M00S" calcext:value-type="time">
            <text:p>18:3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255/240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18H45M00S" calcext:value-type="time">
            <text:p>18:45:00</text:p>
          </table:table-cell>
          <table:table-cell table:style-name="ce42" office:value-type="time" office:time-value="PT18H52M00S" calcext:value-type="time">
            <text:p>18:5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251/235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19H00M00S" calcext:value-type="time">
            <text:p>19:00:00</text:p>
          </table:table-cell>
          <table:table-cell table:style-name="ce42" office:value-type="time" office:time-value="PT19H07M00S" calcext:value-type="time">
            <text:p>19:0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247/232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19H30M00S" calcext:value-type="time">
            <text:p>19:30:00</text:p>
          </table:table-cell>
          <table:table-cell table:style-name="ce42" office:value-type="time" office:time-value="PT19H37M00S" calcext:value-type="time">
            <text:p>19:3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239/224</text:p>
          </table:table-cell>
          <table:table-cell table:style-name="ce41" office:value-type="float" office:value="0.11" calcext:value-type="float">
            <text:p>0.11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, skydip</text:p>
          </table:table-cell>
          <table:table-cell table:number-columns-repeated="1014"/>
        </table:table-row>
        <table:table-row table:style-name="ro1"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19H45M00S" calcext:value-type="time">
            <text:p>19:45:00</text:p>
          </table:table-cell>
          <table:table-cell table:style-name="ce42" office:value-type="time" office:time-value="PT19H52M00S" calcext:value-type="time">
            <text:p>19:5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235/220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20H00M00S" calcext:value-type="time">
            <text:p>20:00:00</text:p>
          </table:table-cell>
          <table:table-cell table:style-name="ce42" office:value-type="time" office:time-value="PT20H07M00S" calcext:value-type="time">
            <text:p>20:0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233/218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20H15M00S" calcext:value-type="time">
            <text:p>20:15:00</text:p>
          </table:table-cell>
          <table:table-cell table:style-name="ce42" office:value-type="time" office:time-value="PT20H22M00S" calcext:value-type="time">
            <text:p>20:2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231/216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20H30M00S" calcext:value-type="time">
            <text:p>20:30:00</text:p>
          </table:table-cell>
          <table:table-cell table:style-name="ce42" office:value-type="time" office:time-value="PT20H37M00S" calcext:value-type="time">
            <text:p>20:3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229/214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20H45M00S" calcext:value-type="time">
            <text:p>20:45:00</text:p>
          </table:table-cell>
          <table:table-cell table:style-name="ce42" office:value-type="time" office:time-value="PT20H52M00S" calcext:value-type="time">
            <text:p>20:5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226/211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21H00M00S" calcext:value-type="time">
            <text:p>21:00:00</text:p>
          </table:table-cell>
          <table:table-cell table:style-name="ce42" office:value-type="time" office:time-value="PT21H07M00S" calcext:value-type="time">
            <text:p>21:0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225/210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21H15M00S" calcext:value-type="time">
            <text:p>21:15:00</text:p>
          </table:table-cell>
          <table:table-cell table:style-name="ce42" office:value-type="time" office:time-value="PT21H22M00S" calcext:value-type="time">
            <text:p>21:2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223/20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21H30M00S" calcext:value-type="time">
            <text:p>21:30:00</text:p>
          </table:table-cell>
          <table:table-cell table:style-name="ce42" office:value-type="time" office:time-value="PT21H37M00S" calcext:value-type="time">
            <text:p>21:3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221/206</text:p>
          </table:table-cell>
          <table:table-cell table:style-name="ce41"/>
          <table:table-cell table:style-name="ce41" office:value-type="string" calcext:value-type="string">
            <text:p>data?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21H45M00S" calcext:value-type="time">
            <text:p>21:45:00</text:p>
          </table:table-cell>
          <table:table-cell table:style-name="ce42" office:value-type="time" office:time-value="PT21H52M00S" calcext:value-type="time">
            <text:p>21:5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220/205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22H00M00S" calcext:value-type="time">
            <text:p>22:00:00</text:p>
          </table:table-cell>
          <table:table-cell table:style-name="ce42" office:value-type="time" office:time-value="PT22H07M00S" calcext:value-type="time">
            <text:p>22:0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219/204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22H15M00S" calcext:value-type="time">
            <text:p>22:15:00</text:p>
          </table:table-cell>
          <table:table-cell table:style-name="ce42" office:value-type="time" office:time-value="PT22H22M00S" calcext:value-type="time">
            <text:p>22:2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219/205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22H30M00S" calcext:value-type="time">
            <text:p>22:30:00</text:p>
          </table:table-cell>
          <table:table-cell table:style-name="ce42" office:value-type="time" office:time-value="PT22H37M00S" calcext:value-type="time">
            <text:p>22:3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220/204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22H45M00S" calcext:value-type="time">
            <text:p>22:45:00</text:p>
          </table:table-cell>
          <table:table-cell table:style-name="ce42" office:value-type="time" office:time-value="PT22H52M00S" calcext:value-type="time">
            <text:p>22:5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224/20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23H00M00S" calcext:value-type="time">
            <text:p>23:00:00</text:p>
          </table:table-cell>
          <table:table-cell table:style-name="ce42" office:value-type="time" office:time-value="PT23H07M00S" calcext:value-type="time">
            <text:p>23:07:00</text:p>
          </table:table-cell>
          <table:table-cell table:style-name="ce41" office:value-type="string" calcext:value-type="string">
            <text:p>1055+018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394/378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23H15M00S" calcext:value-type="time">
            <text:p>23:15:00</text:p>
          </table:table-cell>
          <table:table-cell table:style-name="ce42" office:value-type="time" office:time-value="PT23H22M00S" calcext:value-type="time">
            <text:p>23:2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220/206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23H30M00S" calcext:value-type="time">
            <text:p>23:30:00</text:p>
          </table:table-cell>
          <table:table-cell table:style-name="ce42" office:value-type="time" office:time-value="PT23H37M00S" calcext:value-type="time">
            <text:p>23:3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218/203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44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23H45M00S" calcext:value-type="time">
            <text:p>23:45:00</text:p>
          </table:table-cell>
          <table:table-cell table:style-name="ce42" office:value-type="time" office:time-value="PT23H52M00S" calcext:value-type="time">
            <text:p>23:5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219/204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45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0H00M01S" calcext:value-type="time">
            <text:p>0:00:01</text:p>
          </table:table-cell>
          <table:table-cell table:style-name="ce42" office:value-type="time" office:time-value="PT00H07M01S" calcext:value-type="time">
            <text:p>0:07:01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220/206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46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0H15M00S" calcext:value-type="time">
            <text:p>0:15:00</text:p>
          </table:table-cell>
          <table:table-cell table:style-name="ce42" office:value-type="time" office:time-value="PT00H22M00S" calcext:value-type="time">
            <text:p>0:22:00</text:p>
          </table:table-cell>
          <table:table-cell table:style-name="ce41" office:value-type="string" calcext:value-type="string">
            <text:p>1055+018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358/341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47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0H30M00S" calcext:value-type="time">
            <text:p>0:30:00</text:p>
          </table:table-cell>
          <table:table-cell table:style-name="ce42" office:value-type="time" office:time-value="PT00H37M00S" calcext:value-type="time">
            <text:p>0:3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224/20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48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0H45M00S" calcext:value-type="time">
            <text:p>0:45:00</text:p>
          </table:table-cell>
          <table:table-cell table:style-name="ce42" office:value-type="time" office:time-value="PT00H52M00S" calcext:value-type="time">
            <text:p>0:5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224/209</text:p>
          </table:table-cell>
          <table:table-cell table:style-name="ce41" office:value-type="float" office:value="0.12" calcext:value-type="float">
            <text:p>0.12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49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1H00M00S" calcext:value-type="time">
            <text:p>1:00:00</text:p>
          </table:table-cell>
          <table:table-cell table:style-name="ce42" office:value-type="time" office:time-value="PT01H07M00S" calcext:value-type="time">
            <text:p>1:0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226/211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50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1H15M00S" calcext:value-type="time">
            <text:p>1:15:00</text:p>
          </table:table-cell>
          <table:table-cell table:style-name="ce42" office:value-type="time" office:time-value="PT01H22M00S" calcext:value-type="time">
            <text:p>1:2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228/214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51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1H30M00S" calcext:value-type="time">
            <text:p>1:30:00</text:p>
          </table:table-cell>
          <table:table-cell table:style-name="ce42" office:value-type="time" office:time-value="PT01H37M00S" calcext:value-type="time">
            <text:p>1:37:00</text:p>
          </table:table-cell>
          <table:table-cell table:style-name="ce41" office:value-type="string" calcext:value-type="string">
            <text:p>1055+01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361/345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52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1H45M00S" calcext:value-type="time">
            <text:p>1:45:00</text:p>
          </table:table-cell>
          <table:table-cell table:style-name="ce42" office:value-type="time" office:time-value="PT01H52M00S" calcext:value-type="time">
            <text:p>1:5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232/218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53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2H00M00S" calcext:value-type="time">
            <text:p>2:00:00</text:p>
          </table:table-cell>
          <table:table-cell table:style-name="ce42" office:value-type="time" office:time-value="PT02H07M00S" calcext:value-type="time">
            <text:p>2:0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234/220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54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2H15M00S" calcext:value-type="time">
            <text:p>2:15:00</text:p>
          </table:table-cell>
          <table:table-cell table:style-name="ce42" office:value-type="time" office:time-value="PT02H22M00S" calcext:value-type="time">
            <text:p>2:2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237/222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55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2H30M00S" calcext:value-type="time">
            <text:p>2:30:00</text:p>
          </table:table-cell>
          <table:table-cell table:style-name="ce42" office:value-type="time" office:time-value="PT02H37M00S" calcext:value-type="time">
            <text:p>2:3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238/223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56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2H45M00S" calcext:value-type="time">
            <text:p>2:45:00</text:p>
          </table:table-cell>
          <table:table-cell table:style-name="ce42" office:value-type="time" office:time-value="PT02H52M00S" calcext:value-type="time">
            <text:p>2:5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241/226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57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3H00M00S" calcext:value-type="time">
            <text:p>3:00:00</text:p>
          </table:table-cell>
          <table:table-cell table:style-name="ce42" office:value-type="time" office:time-value="PT03H07M00S" calcext:value-type="time">
            <text:p>3:07:00</text:p>
          </table:table-cell>
          <table:table-cell table:style-name="ce41" office:value-type="string" calcext:value-type="string">
            <text:p>1055+018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373/354</text:p>
          </table:table-cell>
          <table:table-cell table:style-name="ce41" office:value-type="float" office:value="0.11" calcext:value-type="float">
            <text:p>0.11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58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3H15M00S" calcext:value-type="time">
            <text:p>3:15:00</text:p>
          </table:table-cell>
          <table:table-cell table:style-name="ce42" office:value-type="time" office:time-value="PT03H22M00S" calcext:value-type="time">
            <text:p>3:22:00</text:p>
          </table:table-cell>
          <table:table-cell table:style-name="ce41" office:value-type="string" calcext:value-type="string">
            <text:p>1055+018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381/364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59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3H30M00S" calcext:value-type="time">
            <text:p>3:30:00</text:p>
          </table:table-cell>
          <table:table-cell table:style-name="ce42" office:value-type="time" office:time-value="PT03H37M00S" calcext:value-type="time">
            <text:p>3:3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248/233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60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3H45M00S" calcext:value-type="time">
            <text:p>3:45:00</text:p>
          </table:table-cell>
          <table:table-cell table:style-name="ce42" office:value-type="time" office:time-value="PT03H52M00S" calcext:value-type="time">
            <text:p>3:5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248/232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61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4H00M00S" calcext:value-type="time">
            <text:p>4:00:00</text:p>
          </table:table-cell>
          <table:table-cell table:style-name="ce42" office:value-type="time" office:time-value="PT04H07M00S" calcext:value-type="time">
            <text:p>4:0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245/22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62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4H15M00S" calcext:value-type="time">
            <text:p>4:15:00</text:p>
          </table:table-cell>
          <table:table-cell table:style-name="ce42" office:value-type="time" office:time-value="PT04H22M00S" calcext:value-type="time">
            <text:p>4:2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240/225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63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4H30M00S" calcext:value-type="time">
            <text:p>4:30:00</text:p>
          </table:table-cell>
          <table:table-cell table:style-name="ce42" office:value-type="time" office:time-value="PT04H37M00S" calcext:value-type="time">
            <text:p>4:3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240/224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64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4H45M00S" calcext:value-type="time">
            <text:p>4:45:00</text:p>
          </table:table-cell>
          <table:table-cell table:style-name="ce42" office:value-type="time" office:time-value="PT04H52M00S" calcext:value-type="time">
            <text:p>4:5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244/228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65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5H00M00S" calcext:value-type="time">
            <text:p>5:00:00</text:p>
          </table:table-cell>
          <table:table-cell table:style-name="ce42" office:value-type="time" office:time-value="PT05H07M00S" calcext:value-type="time">
            <text:p>5:0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254/238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66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5H15M00S" calcext:value-type="time">
            <text:p>5:15:00</text:p>
          </table:table-cell>
          <table:table-cell table:style-name="ce42" office:value-type="time" office:time-value="PT05H22M00S" calcext:value-type="time">
            <text:p>5:2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269/253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67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5H30M00S" calcext:value-type="time">
            <text:p>5:30:00</text:p>
          </table:table-cell>
          <table:table-cell table:style-name="ce42" office:value-type="time" office:time-value="PT05H37M00S" calcext:value-type="time">
            <text:p>5:3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287/271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69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5H45M00S" calcext:value-type="time">
            <text:p>5:45:00</text:p>
          </table:table-cell>
          <table:table-cell table:style-name="ce42" office:value-type="time" office:time-value="PT05H52M00S" calcext:value-type="time">
            <text:p>5:5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289/273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70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6H00M00S" calcext:value-type="time">
            <text:p>6:00:00</text:p>
          </table:table-cell>
          <table:table-cell table:style-name="ce44" office:value-type="time" office:time-value="PT06H07M00S" calcext:value-type="time">
            <text:p>6:0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297/28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style-name="ce1" office:value-type="string" calcext:value-type="string">
            <text:p>skydip</text:p>
          </table:table-cell>
          <table:table-cell table:number-columns-repeated="1013"/>
        </table:table-row>
        <table:table-row table:style-name="ro1">
          <table:table-cell table:style-name="ce41" office:value-type="string" calcext:value-type="string">
            <text:p>71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6H15M00S" calcext:value-type="time">
            <text:p>6:15:00</text:p>
          </table:table-cell>
          <table:table-cell table:style-name="ce42" office:value-type="time" office:time-value="PT06H22M00S" calcext:value-type="time">
            <text:p>6:2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307/291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72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6H30M00S" calcext:value-type="time">
            <text:p>6:30:00</text:p>
          </table:table-cell>
          <table:table-cell table:style-name="ce42" office:value-type="time" office:time-value="PT06H37M00S" calcext:value-type="time">
            <text:p>6:37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318/302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73-</text:p>
          </table:table-cell>
          <table:table-cell table:style-name="ce41" office:value-type="float" office:value="116" calcext:value-type="float">
            <text:p>116</text:p>
          </table:table-cell>
          <table:table-cell table:style-name="ce42" office:value-type="time" office:time-value="PT06H45M00S" calcext:value-type="time">
            <text:p>6:45:00</text:p>
          </table:table-cell>
          <table:table-cell table:style-name="ce42" office:value-type="time" office:time-value="PT06H52M00S" calcext:value-type="time">
            <text:p>6:52:00</text:p>
          </table:table-cell>
          <table:table-cell table:style-name="ce41" office:value-type="string" calcext:value-type="string">
            <text:p>OJ28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328/312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</text:p>
          </table:table-cell>
          <table:table-cell table:number-columns-repeated="1014"/>
        </table:table-row>
        <table:table-row table:style-name="ro1" table:number-rows-repeated="941">
          <table:table-cell table:style-name="ce41" table:number-columns-repeated="9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k013-scan-log" table:style-name="ta3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40" office:value-type="string" calcext:value-type="string">
            <text:p>Scan number</text:p>
          </table:table-cell>
          <table:table-cell table:style-name="ce40" office:value-type="string" calcext:value-type="string">
            <text:p>DOY</text:p>
          </table:table-cell>
          <table:table-cell table:style-name="ce40" office:value-type="string" calcext:value-type="string">
            <text:p>start time</text:p>
          </table:table-cell>
          <table:table-cell table:style-name="ce40" office:value-type="string" calcext:value-type="string">
            <text:p>end time</text:p>
          </table:table-cell>
          <table:table-cell table:style-name="ce40" office:value-type="string" calcext:value-type="string">
            <text:p>source</text:p>
          </table:table-cell>
          <table:table-cell table:style-name="ce40" office:value-type="string" calcext:value-type="string">
            <text:p>EL</text:p>
          </table:table-cell>
          <table:table-cell table:style-name="ce40" office:value-type="string" calcext:value-type="string">
            <text:p>Tsys</text:p>
          </table:table-cell>
          <table:table-cell table:style-name="ce46" office:value-type="string" calcext:value-type="string">
            <text:p>tau</text:p>
          </table:table-cell>
          <table:table-cell table:style-name="ce40" office:value-type="string" calcext:value-type="string">
            <text:p>mark6 scan_chek</text:p>
          </table:table-cell>
          <table:table-cell table:style-name="ce40" office:value-type="string" calcext:value-type="string">
            <text:p>notes</text:p>
          </table:table-cell>
          <table:table-cell table:style-name="ce40" table:number-columns-repeated="18"/>
          <table:table-cell table:number-columns-repeated="996"/>
        </table:table-row>
        <table:table-row table:style-name="ro1"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12" calcext:value-type="float">
            <text:p>112</text:p>
          </table:table-cell>
          <table:table-cell table:style-name="ce42" office:value-type="time" office:time-value="PT22H05M20S" calcext:value-type="time">
            <text:p>22:05:20</text:p>
          </table:table-cell>
          <table:table-cell table:style-name="ce42" office:value-type="time" office:time-value="PT22H12M20S" calcext:value-type="time">
            <text:p>22:12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285/269</text:p>
          </table:table-cell>
          <table:table-cell table:style-name="ce47" office:value-type="float" office:value="0.09" calcext:value-type="float">
            <text:p>0.09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Tau is old number</text:p>
          </table:table-cell>
          <table:table-cell table:number-columns-repeated="1014"/>
        </table:table-row>
        <table:table-row table:style-name="ro1"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12" calcext:value-type="float">
            <text:p>112</text:p>
          </table:table-cell>
          <table:table-cell table:style-name="ce42" office:value-type="time" office:time-value="PT22H25M20S" calcext:value-type="time">
            <text:p>22:25:20</text:p>
          </table:table-cell>
          <table:table-cell table:style-name="ce42" office:value-type="time" office:time-value="PT22H32M20S" calcext:value-type="time">
            <text:p>22:32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276/260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12" calcext:value-type="float">
            <text:p>112</text:p>
          </table:table-cell>
          <table:table-cell table:style-name="ce42" office:value-type="time" office:time-value="PT22H45M00S" calcext:value-type="time">
            <text:p>22:45:00</text:p>
          </table:table-cell>
          <table:table-cell table:style-name="ce42" office:value-type="time" office:time-value="PT22H50M00S" calcext:value-type="time">
            <text:p>22:50:0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267/252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12" calcext:value-type="float">
            <text:p>112</text:p>
          </table:table-cell>
          <table:table-cell table:style-name="ce42" office:value-type="time" office:time-value="PT23H05M20S" calcext:value-type="time">
            <text:p>23:05:20</text:p>
          </table:table-cell>
          <table:table-cell table:style-name="ce42" office:value-type="time" office:time-value="PT23H12M20S" calcext:value-type="time">
            <text:p>23:12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259/243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12" calcext:value-type="float">
            <text:p>112</text:p>
          </table:table-cell>
          <table:table-cell table:style-name="ce42" office:value-type="time" office:time-value="PT23H25M20S" calcext:value-type="time">
            <text:p>23:25:20</text:p>
          </table:table-cell>
          <table:table-cell table:style-name="ce42" office:value-type="time" office:time-value="PT23H32M20S" calcext:value-type="time">
            <text:p>23:32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254/239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12" calcext:value-type="float">
            <text:p>112</text:p>
          </table:table-cell>
          <table:table-cell table:style-name="ce42" office:value-type="time" office:time-value="PT23H40M00S" calcext:value-type="time">
            <text:p>23:40:00</text:p>
          </table:table-cell>
          <table:table-cell table:style-name="ce42" office:value-type="time" office:time-value="PT23H43M00S" calcext:value-type="time">
            <text:p>23:43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1" calcext:value-type="float">
            <text:p>11</text:p>
          </table:table-cell>
          <table:table-cell table:style-name="ce41"/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12" calcext:value-type="float">
            <text:p>112</text:p>
          </table:table-cell>
          <table:table-cell table:style-name="ce42" office:value-type="time" office:time-value="PT23H45M20S" calcext:value-type="time">
            <text:p>23:45:20</text:p>
          </table:table-cell>
          <table:table-cell table:style-name="ce42" office:value-type="time" office:time-value="PT23H50M20S" calcext:value-type="time">
            <text:p>23:50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249/234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0H00M01S" calcext:value-type="time">
            <text:p>0:00:01</text:p>
          </table:table-cell>
          <table:table-cell table:style-name="ce42" office:value-type="time" office:time-value="PT00H03M01S" calcext:value-type="time">
            <text:p>0:03:01</text:p>
          </table:table-cell>
          <table:table-cell table:style-name="ce41" office:value-type="string" calcext:value-type="string">
            <text:p>1055+018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319/303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0H05M21S" calcext:value-type="time">
            <text:p>0:05:21</text:p>
          </table:table-cell>
          <table:table-cell table:style-name="ce42" office:value-type="time" office:time-value="PT00H12M21S" calcext:value-type="time">
            <text:p>0:12:21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2" calcext:value-type="float">
            <text:p>22</text:p>
          </table:table-cell>
          <table:table-cell table:style-name="ce41"/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0H20M00S" calcext:value-type="time">
            <text:p>0:20:00</text:p>
          </table:table-cell>
          <table:table-cell table:style-name="ce42" office:value-type="time" office:time-value="PT00H23M00S" calcext:value-type="time">
            <text:p>0:23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2" calcext:value-type="float">
            <text:p>12</text:p>
          </table:table-cell>
          <table:table-cell table:style-name="ce41"/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0H25M20S" calcext:value-type="time">
            <text:p>0:25:20</text:p>
          </table:table-cell>
          <table:table-cell table:style-name="ce42" office:value-type="time" office:time-value="PT00H32M20S" calcext:value-type="time">
            <text:p>0:32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3" calcext:value-type="float">
            <text:p>23</text:p>
          </table:table-cell>
          <table:table-cell/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0H40M00S" calcext:value-type="time">
            <text:p>0:40:00</text:p>
          </table:table-cell>
          <table:table-cell table:style-name="ce42" office:value-type="time" office:time-value="PT00H43M00S" calcext:value-type="time">
            <text:p>0:43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337/321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0H45M20S" calcext:value-type="time">
            <text:p>0:45:20</text:p>
          </table:table-cell>
          <table:table-cell table:style-name="ce42" office:value-type="time" office:time-value="PT00H50M20S" calcext:value-type="time">
            <text:p>0:50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268/252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no snow on the dish</text:p>
          </table:table-cell>
          <table:table-cell table:number-columns-repeated="1014"/>
        </table:table-row>
        <table:table-row table:style-name="ro1"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1H00M00S" calcext:value-type="time">
            <text:p>1:00:00</text:p>
          </table:table-cell>
          <table:table-cell table:style-name="ce42" office:value-type="time" office:time-value="PT01H03M00S" calcext:value-type="time">
            <text:p>1:03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327/312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1H05M20S" calcext:value-type="time">
            <text:p>1:05:20</text:p>
          </table:table-cell>
          <table:table-cell table:style-name="ce42" office:value-type="time" office:time-value="PT01H12M20S" calcext:value-type="time">
            <text:p>1:12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285/270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1H20M00S" calcext:value-type="time">
            <text:p>1:20:00</text:p>
          </table:table-cell>
          <table:table-cell table:style-name="ce42" office:value-type="time" office:time-value="PT01H23M00S" calcext:value-type="time">
            <text:p>1:23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293/276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1H25M20S" calcext:value-type="time">
            <text:p>1:25:20</text:p>
          </table:table-cell>
          <table:table-cell table:style-name="ce42" office:value-type="time" office:time-value="PT01H32M20S" calcext:value-type="time">
            <text:p>1:32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316/300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1H40M00S" calcext:value-type="time">
            <text:p>1:40:00</text:p>
          </table:table-cell>
          <table:table-cell table:style-name="ce42" office:value-type="time" office:time-value="PT01H43M00S" calcext:value-type="time">
            <text:p>1:43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5" calcext:value-type="float">
            <text:p>15</text:p>
          </table:table-cell>
          <table:table-cell table:style-name="ce41"/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1H45M20S" calcext:value-type="time">
            <text:p>1:45:20</text:p>
          </table:table-cell>
          <table:table-cell table:style-name="ce42" office:value-type="time" office:time-value="PT01H50M20S" calcext:value-type="time">
            <text:p>1:50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5" calcext:value-type="float">
            <text:p>25</text:p>
          </table:table-cell>
          <table:table-cell/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2H00M00S" calcext:value-type="time">
            <text:p>2:00:00</text:p>
          </table:table-cell>
          <table:table-cell table:style-name="ce42" office:value-type="time" office:time-value="PT02H03M00S" calcext:value-type="time">
            <text:p>2:03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309/292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2H05M20S" calcext:value-type="time">
            <text:p>2:05:20</text:p>
          </table:table-cell>
          <table:table-cell table:style-name="ce42" office:value-type="time" office:time-value="PT02H12M20S" calcext:value-type="time">
            <text:p>2:12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319/303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2H25M20S" calcext:value-type="time">
            <text:p>2:25:20</text:p>
          </table:table-cell>
          <table:table-cell table:style-name="ce42" office:value-type="time" office:time-value="PT02H32M20S" calcext:value-type="time">
            <text:p>2:32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6" calcext:value-type="float">
            <text:p>26</text:p>
          </table:table-cell>
          <table:table-cell table:style-name="ce41"/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2H40M00S" calcext:value-type="time">
            <text:p>2:40:00</text:p>
          </table:table-cell>
          <table:table-cell table:style-name="ce42" office:value-type="time" office:time-value="PT02H43M00S" calcext:value-type="time">
            <text:p>2:43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5" calcext:value-type="float">
            <text:p>15</text:p>
          </table:table-cell>
          <table:table-cell table:style-name="ce41"/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2H45M20S" calcext:value-type="time">
            <text:p>2:45:20</text:p>
          </table:table-cell>
          <table:table-cell table:style-name="ce42" office:value-type="time" office:time-value="PT02H50M20S" calcext:value-type="time">
            <text:p>2:50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252/237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3H00M00S" calcext:value-type="time">
            <text:p>3:00:00</text:p>
          </table:table-cell>
          <table:table-cell table:style-name="ce42" office:value-type="time" office:time-value="PT03H03M00S" calcext:value-type="time">
            <text:p>3:03:00</text:p>
          </table:table-cell>
          <table:table-cell table:style-name="ce41" office:value-type="string" calcext:value-type="string">
            <text:p>1055+018</text:p>
          </table:table-cell>
          <table:table-cell table:style-name="ce41" office:value-type="float" office:value="14" calcext:value-type="float">
            <text:p>14</text:p>
          </table:table-cell>
          <table:table-cell table:style-name="ce41"/>
          <table:table-cell table:style-name="ce47" office:value-type="float" office:value="0.11" calcext:value-type="float">
            <text:p>0.11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no snow on the dish, skydip tau ~ 0.11</text:p>
          </table:table-cell>
          <table:table-cell table:number-columns-repeated="1014"/>
        </table:table-row>
        <table:table-row table:style-name="ro1"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3H05M21S" calcext:value-type="time">
            <text:p>3:05:21</text:p>
          </table:table-cell>
          <table:table-cell table:style-name="ce42" office:value-type="time" office:time-value="PT03H12M21S" calcext:value-type="time">
            <text:p>3:12:21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235/221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3H20M00S" calcext:value-type="time">
            <text:p>3:20:00</text:p>
          </table:table-cell>
          <table:table-cell table:style-name="ce42" office:value-type="time" office:time-value="PT03H23M00S" calcext:value-type="time">
            <text:p>3:23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361/343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3H25M20S" calcext:value-type="time">
            <text:p>3:25:20</text:p>
          </table:table-cell>
          <table:table-cell table:style-name="ce42" office:value-type="time" office:time-value="PT03H32M20S" calcext:value-type="time">
            <text:p>3:32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239/225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66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3H40M00S" calcext:value-type="time">
            <text:p>3:40:00</text:p>
          </table:table-cell>
          <table:table-cell table:style-name="ce42" office:value-type="time" office:time-value="PT03H43M00S" calcext:value-type="time">
            <text:p>3:43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387/369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67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3H45M20S" calcext:value-type="time">
            <text:p>3:45:20</text:p>
          </table:table-cell>
          <table:table-cell table:style-name="ce42" office:value-type="time" office:time-value="PT03H50M20S" calcext:value-type="time">
            <text:p>3:50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237/222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69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4H00M00S" calcext:value-type="time">
            <text:p>4:00:00</text:p>
          </table:table-cell>
          <table:table-cell table:style-name="ce42" office:value-type="time" office:time-value="PT04H03M00S" calcext:value-type="time">
            <text:p>4:03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398/380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70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4H05M20S" calcext:value-type="time">
            <text:p>4:05:20</text:p>
          </table:table-cell>
          <table:table-cell table:style-name="ce42" office:value-type="time" office:time-value="PT04H15M40S" calcext:value-type="time">
            <text:p>4:15:4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245/229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71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4H20M00S" calcext:value-type="time">
            <text:p>4:20:00</text:p>
          </table:table-cell>
          <table:table-cell table:style-name="ce42" office:value-type="time" office:time-value="PT04H23M00S" calcext:value-type="time">
            <text:p>4:23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492/469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72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4H25M20S" calcext:value-type="time">
            <text:p>4:25:20</text:p>
          </table:table-cell>
          <table:table-cell table:style-name="ce42" office:value-type="time" office:time-value="PT04H33M20S" calcext:value-type="time">
            <text:p>4:33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236/221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73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4H40M00S" calcext:value-type="time">
            <text:p>4:40:00</text:p>
          </table:table-cell>
          <table:table-cell table:style-name="ce42" office:value-type="time" office:time-value="PT04H43M00S" calcext:value-type="time">
            <text:p>4:43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469/450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74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4H45M20S" calcext:value-type="time">
            <text:p>4:45:20</text:p>
          </table:table-cell>
          <table:table-cell table:style-name="ce44" office:value-type="time" office:time-value="PT04H50M20S" calcext:value-type="time">
            <text:p>4:50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236/222</text:p>
          </table:table-cell>
          <table:table-cell table:style-name="ce47" office:value-type="float" office:value="0.1" calcext:value-type="float">
            <text:p>0.10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skydip after this scan; no snow on the dish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77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5H05M20S" calcext:value-type="time">
            <text:p>5:05:20</text:p>
          </table:table-cell>
          <table:table-cell table:style-name="ce42" office:value-type="time" office:time-value="PT05H15M40S" calcext:value-type="time">
            <text:p>5:15:4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239/224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78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5H20M00S" calcext:value-type="time">
            <text:p>5:20:00</text:p>
          </table:table-cell>
          <table:table-cell table:style-name="ce42" office:value-type="time" office:time-value="PT05H23M00S" calcext:value-type="time">
            <text:p>5:23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362/345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79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5H25M20S" calcext:value-type="time">
            <text:p>5:25:20</text:p>
          </table:table-cell>
          <table:table-cell table:style-name="ce42" office:value-type="time" office:time-value="PT05H33M20S" calcext:value-type="time">
            <text:p>5:33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243/228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style-name="ce48"/>
          <table:table-cell table:number-columns-repeated="1014"/>
        </table:table-row>
        <table:table-row table:style-name="ro1">
          <table:table-cell table:style-name="ce41" office:value-type="string" calcext:value-type="string">
            <text:p>80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5H40M00S" calcext:value-type="time">
            <text:p>5:40:00</text:p>
          </table:table-cell>
          <table:table-cell table:style-name="ce42" office:value-type="time" office:time-value="PT05H43M00S" calcext:value-type="time">
            <text:p>5:43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363/347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81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5H45M20S" calcext:value-type="time">
            <text:p>5:45:20</text:p>
          </table:table-cell>
          <table:table-cell table:style-name="ce44" office:value-type="time" office:time-value="PT05H50M20S" calcext:value-type="time">
            <text:p>5:50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249/234</text:p>
          </table:table-cell>
          <table:table-cell table:style-name="ce47" office:value-type="float" office:value="0.1" calcext:value-type="float">
            <text:p>0.10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skydip after this scan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83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6H00M00S" calcext:value-type="time">
            <text:p>6:00:00</text:p>
          </table:table-cell>
          <table:table-cell table:style-name="ce42" office:value-type="time" office:time-value="PT06H03M00S" calcext:value-type="time">
            <text:p>6:03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386/370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84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6H05M20S" calcext:value-type="time">
            <text:p>6:05:20</text:p>
          </table:table-cell>
          <table:table-cell table:style-name="ce42" office:value-type="time" office:time-value="PT06H15M40S" calcext:value-type="time">
            <text:p>6:15:4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256/241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85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6H20M00S" calcext:value-type="time">
            <text:p>6:20:00</text:p>
          </table:table-cell>
          <table:table-cell table:style-name="ce42" office:value-type="time" office:time-value="PT06H23M00S" calcext:value-type="time">
            <text:p>6:23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421/401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86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6H25M20S" calcext:value-type="time">
            <text:p>6:25:20</text:p>
          </table:table-cell>
          <table:table-cell table:style-name="ce42" office:value-type="time" office:time-value="PT06H33M20S" calcext:value-type="time">
            <text:p>6:33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263/248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88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6H45M20S" calcext:value-type="time">
            <text:p>6:45:20</text:p>
          </table:table-cell>
          <table:table-cell table:style-name="ce42" office:value-type="time" office:time-value="PT06H50M20S" calcext:value-type="time">
            <text:p>6:50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266/251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91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7H05M20S" calcext:value-type="time">
            <text:p>7:05:20</text:p>
          </table:table-cell>
          <table:table-cell table:style-name="ce44" office:value-type="time" office:time-value="PT07H15M40S" calcext:value-type="time">
            <text:p>7:15:4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271/255</text:p>
          </table:table-cell>
          <table:table-cell table:style-name="ce47" office:value-type="float" office:value="0.11" calcext:value-type="float">
            <text:p>0.11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skydip after this scan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93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7H25M20S" calcext:value-type="time">
            <text:p>7:25:20</text:p>
          </table:table-cell>
          <table:table-cell table:style-name="ce42" office:value-type="time" office:time-value="PT07H35M40S" calcext:value-type="time">
            <text:p>7:35:4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298/283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95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7H45M20S" calcext:value-type="time">
            <text:p>7:45:20</text:p>
          </table:table-cell>
          <table:table-cell table:style-name="ce42" office:value-type="time" office:time-value="PT07H50M20S" calcext:value-type="time">
            <text:p>7:50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16" calcext:value-type="float">
            <text:p>16</text:p>
          </table:table-cell>
          <table:table-cell table:style-name="ce45" office:value-type="string" calcext:value-type="string">
            <text:p>316/300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98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8H05M20S" calcext:value-type="time">
            <text:p>8:05:20</text:p>
          </table:table-cell>
          <table:table-cell table:style-name="ce42" office:value-type="time" office:time-value="PT08H15M40S" calcext:value-type="time">
            <text:p>8:15:4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311/294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100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8H24M00S" calcext:value-type="time">
            <text:p>8:24:00</text:p>
          </table:table-cell>
          <table:table-cell table:style-name="ce42" office:value-type="time" office:time-value="PT08H30M20S" calcext:value-type="time">
            <text:p>8:30:2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333/317</text:p>
          </table:table-cell>
          <table:table-cell table:style-name="ce47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101-</text:p>
          </table:table-cell>
          <table:table-cell table:style-name="ce41" office:value-type="float" office:value="113" calcext:value-type="float">
            <text:p>113</text:p>
          </table:table-cell>
          <table:table-cell table:style-name="ce42" office:value-type="time" office:time-value="PT08H30M50S" calcext:value-type="time">
            <text:p>8:30:50</text:p>
          </table:table-cell>
          <table:table-cell table:style-name="ce42" office:value-type="time" office:time-value="PT08H35M50S" calcext:value-type="time">
            <text:p>8:35:50</text:p>
          </table:table-cell>
          <table:table-cell table:style-name="ce41" office:value-type="string" calcext:value-type="string">
            <text:p>M8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348/331</text:p>
          </table:table-cell>
          <table:table-cell table:style-name="ce47" office:value-type="float" office:value="0.11" calcext:value-type="float">
            <text:p>0.11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skydip after this scan</text:p>
          </table:table-cell>
          <table:table-cell table:number-columns-repeated="1014"/>
        </table:table-row>
        <table:table-row table:style-name="ro1">
          <table:table-cell table:style-name="ce41" table:number-columns-repeated="7"/>
          <table:table-cell table:style-name="ce47"/>
          <table:table-cell table:style-name="ce41"/>
          <table:table-cell table:style-name="ce1" office:value-type="string" calcext:value-type="string">
            <text:p>Tsys at 19deg</text:p>
          </table:table-cell>
          <table:table-cell table:number-columns-repeated="1014"/>
        </table:table-row>
        <table:table-row table:style-name="ro1">
          <table:table-cell table:style-name="ce41" table:number-columns-repeated="7"/>
          <table:table-cell table:style-name="ce47"/>
          <table:table-cell table:style-name="ce41"/>
          <table:table-cell table:style-name="ce1" office:value-type="string" calcext:value-type="string">
            <text:p>Effeciency could be systematically low by ~ 30 % due to the pointing offset</text:p>
          </table:table-cell>
          <table:table-cell table:number-columns-repeated="1014"/>
        </table:table-row>
        <table:table-row table:style-name="ro1" table:number-rows-repeated="881">
          <table:table-cell table:style-name="ce41" table:number-columns-repeated="7"/>
          <table:table-cell table:style-name="ce47"/>
          <table:table-cell table:style-name="ce41"/>
          <table:table-cell table:number-columns-repeated="1015"/>
        </table:table-row>
        <table:table-row table:style-name="ro2" table:number-rows-repeated="10476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211b-scan-log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0" office:value-type="string" calcext:value-type="string">
            <text:p>Scan number</text:p>
          </table:table-cell>
          <table:table-cell table:style-name="ce40" office:value-type="string" calcext:value-type="string">
            <text:p>DOY</text:p>
          </table:table-cell>
          <table:table-cell table:style-name="ce40" office:value-type="string" calcext:value-type="string">
            <text:p>start time</text:p>
          </table:table-cell>
          <table:table-cell table:style-name="ce40" office:value-type="string" calcext:value-type="string">
            <text:p>end time</text:p>
          </table:table-cell>
          <table:table-cell table:style-name="ce40" office:value-type="string" calcext:value-type="string">
            <text:p>source</text:p>
          </table:table-cell>
          <table:table-cell table:style-name="ce40" office:value-type="string" calcext:value-type="string">
            <text:p>EL</text:p>
          </table:table-cell>
          <table:table-cell table:style-name="ce40" office:value-type="string" calcext:value-type="string">
            <text:p>Tsys</text:p>
          </table:table-cell>
          <table:table-cell table:style-name="ce40" office:value-type="string" calcext:value-type="string">
            <text:p>tau</text:p>
          </table:table-cell>
          <table:table-cell table:style-name="ce40" office:value-type="string" calcext:value-type="string">
            <text:p>mark6 scan_chek</text:p>
          </table:table-cell>
          <table:table-cell table:style-name="ce40" office:value-type="string" calcext:value-type="string">
            <text:p>notes</text:p>
          </table:table-cell>
          <table:table-cell table:style-name="ce40" table:number-columns-repeated="18"/>
          <table:table-cell table:number-columns-repeated="996"/>
        </table:table-row>
        <table:table-row table:style-name="ro1"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7H00M00S" calcext:value-type="time">
            <text:p>17:00:00</text:p>
          </table:table-cell>
          <table:table-cell table:style-name="ce42" office:value-type="time" office:time-value="PT17H03M00S" calcext:value-type="time">
            <text:p>17:03:00</text:p>
          </table:table-cell>
          <table:table-cell table:style-name="ce41" office:value-type="string" calcext:value-type="string">
            <text:p>0420-01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480/458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keep azoff = -20"</text:p>
          </table:table-cell>
          <table:table-cell table:number-columns-repeated="1014"/>
        </table:table-row>
        <table:table-row table:style-name="ro1"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7H04M40S" calcext:value-type="time">
            <text:p>17:04:40</text:p>
          </table:table-cell>
          <table:table-cell table:style-name="ce42" office:value-type="time" office:time-value="PT17H11M40S" calcext:value-type="time">
            <text:p>17:11:40</text:p>
          </table:table-cell>
          <table:table-cell table:style-name="ce41" office:value-type="string" calcext:value-type="string">
            <text:p>0506+056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485/465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miss last 40 sec</text:p>
          </table:table-cell>
          <table:table-cell table:number-columns-repeated="1014"/>
        </table:table-row>
        <table:table-row table:style-name="ro1"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7H20M00S" calcext:value-type="time">
            <text:p>17:20:00</text:p>
          </table:table-cell>
          <table:table-cell table:style-name="ce42" office:value-type="time" office:time-value="PT17H23M00S" calcext:value-type="time">
            <text:p>17:23:00</text:p>
          </table:table-cell>
          <table:table-cell table:style-name="ce41" office:value-type="string" calcext:value-type="string">
            <text:p>0420-01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511/493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We miss this scan, </text:p>
          </table:table-cell>
          <table:table-cell table:number-columns-repeated="1014"/>
        </table:table-row>
        <table:table-row table:style-name="ro1"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7H24M40S" calcext:value-type="time">
            <text:p>17:24:40</text:p>
          </table:table-cell>
          <table:table-cell table:style-name="ce42" office:value-type="time" office:time-value="PT17H31M40S" calcext:value-type="time">
            <text:p>17:31:40</text:p>
          </table:table-cell>
          <table:table-cell table:style-name="ce41" office:value-type="string" calcext:value-type="string">
            <text:p>0506+056</text:p>
          </table:table-cell>
          <table:table-cell table:style-name="ce41" office:value-type="float" office:value="17" calcext:value-type="float">
            <text:p>17</text:p>
          </table:table-cell>
          <table:table-cell table:style-name="ce41" table:number-columns-repeated="2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<text:s/>Tsys not recording, scan o.k <text:s/></text:p>
          </table:table-cell>
          <table:table-cell table:number-columns-repeated="1014"/>
        </table:table-row>
        <table:table-row table:style-name="ro1"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7H45M30S" calcext:value-type="time">
            <text:p>17:45:30</text:p>
          </table:table-cell>
          <table:table-cell table:style-name="ce42" office:value-type="time" office:time-value="PT17H52M30S" calcext:value-type="time">
            <text:p>17:52:30</text:p>
          </table:table-cell>
          <table:table-cell table:style-name="ce41" office:value-type="string" calcext:value-type="string">
            <text:p>0506+05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418/398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Skydip at UT17:55 / Tsys at 17:58 UT</text:p>
          </table:table-cell>
          <table:table-cell table:number-columns-repeated="1014"/>
        </table:table-row>
        <table:table-row table:style-name="ro1"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8H05M30S" calcext:value-type="time">
            <text:p>18:05:30</text:p>
          </table:table-cell>
          <table:table-cell table:style-name="ce42" office:value-type="time" office:time-value="PT18H12M30S" calcext:value-type="time">
            <text:p>18:12:30</text:p>
          </table:table-cell>
          <table:table-cell table:style-name="ce41" office:value-type="string" calcext:value-type="string">
            <text:p>0506+05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477/456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Tsys at 18:13 UT</text:p>
          </table:table-cell>
          <table:table-cell table:number-columns-repeated="1014"/>
        </table:table-row>
        <table:table-row table:style-name="ro1"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8H25M30S" calcext:value-type="time">
            <text:p>18:25:30</text:p>
          </table:table-cell>
          <table:table-cell table:style-name="ce42" office:value-type="time" office:time-value="PT18H32M30S" calcext:value-type="time">
            <text:p>18:32:30</text:p>
          </table:table-cell>
          <table:table-cell table:style-name="ce41" office:value-type="string" calcext:value-type="string">
            <text:p>0506+056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363/345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Tsys at 18:33 UT</text:p>
          </table:table-cell>
          <table:table-cell table:number-columns-repeated="1014"/>
        </table:table-row>
        <table:table-row table:style-name="ro1"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8H45M30S" calcext:value-type="time">
            <text:p>18:45:30</text:p>
          </table:table-cell>
          <table:table-cell table:style-name="ce42" office:value-type="time" office:time-value="PT18H52M30S" calcext:value-type="time">
            <text:p>18:52:30</text:p>
          </table:table-cell>
          <table:table-cell table:style-name="ce41" office:value-type="string" calcext:value-type="string">
            <text:p>0506+056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349/333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Tsys at 18:53 UT</text:p>
          </table:table-cell>
          <table:table-cell table:number-columns-repeated="1014"/>
        </table:table-row>
        <table:table-row table:style-name="ro1"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9H00M00S" calcext:value-type="time">
            <text:p>19:00:00</text:p>
          </table:table-cell>
          <table:table-cell table:style-name="ce42" office:value-type="time" office:time-value="PT19H10M00S" calcext:value-type="time">
            <text:p>19:10:00</text:p>
          </table:table-cell>
          <table:table-cell table:style-name="ce41" office:value-type="string" calcext:value-type="string">
            <text:p>0506+056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368/351</text:p>
          </table:table-cell>
          <table:table-cell table:style-name="ce41" office:value-type="float" office:value="0.13" calcext:value-type="float">
            <text:p>0.13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Tsys at 19:11 UT,/Skydip at 19: 13 UT</text:p>
          </table:table-cell>
          <table:table-cell table:number-columns-repeated="1014"/>
        </table:table-row>
        <table:table-row table:style-name="ro1"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9H26M00S" calcext:value-type="time">
            <text:p>19:26:00</text:p>
          </table:table-cell>
          <table:table-cell table:style-name="ce42" office:value-type="time" office:time-value="PT19H33M00S" calcext:value-type="time">
            <text:p>19:33:00</text:p>
          </table:table-cell>
          <table:table-cell table:style-name="ce41" office:value-type="string" calcext:value-type="string">
            <text:p>0506+056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295/27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Tsys at 19:34 UT</text:p>
          </table:table-cell>
          <table:table-cell table:number-columns-repeated="1014"/>
        </table:table-row>
        <table:table-row table:style-name="ro1"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9H42M00S" calcext:value-type="time">
            <text:p>19:42:00</text:p>
          </table:table-cell>
          <table:table-cell table:style-name="ce42" office:value-type="time" office:time-value="PT19H49M00S" calcext:value-type="time">
            <text:p>19:49:00</text:p>
          </table:table-cell>
          <table:table-cell table:style-name="ce41" office:value-type="string" calcext:value-type="string">
            <text:p>0506+056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296/27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Tsys at 19:50 UT</text:p>
          </table:table-cell>
          <table:table-cell table:number-columns-repeated="1014"/>
        </table:table-row>
        <table:table-row table:style-name="ro1"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20H00M00S" calcext:value-type="time">
            <text:p>20:00:00</text:p>
          </table:table-cell>
          <table:table-cell table:style-name="ce42" office:value-type="time" office:time-value="PT20H07M00S" calcext:value-type="time">
            <text:p>20:07:00</text:p>
          </table:table-cell>
          <table:table-cell table:style-name="ce41" office:value-type="string" calcext:value-type="string">
            <text:p>0506+056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297/281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41" office:value-type="string" calcext:value-type="string">
            <text:p>46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20H20M00S" calcext:value-type="time">
            <text:p>20:20:00</text:p>
          </table:table-cell>
          <table:table-cell table:style-name="ce42" office:value-type="time" office:time-value="PT20H23M00S" calcext:value-type="time">
            <text:p>20:23:00</text:p>
          </table:table-cell>
          <table:table-cell table:style-name="ce41" office:value-type="string" calcext:value-type="string">
            <text:p>0420-01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463/444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48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20H27M30S" calcext:value-type="time">
            <text:p>20:27:30</text:p>
          </table:table-cell>
          <table:table-cell table:style-name="ce42" office:value-type="time" office:time-value="PT20H33M30S" calcext:value-type="time">
            <text:p>20:33:30</text:p>
          </table:table-cell>
          <table:table-cell table:style-name="ce41" office:value-type="string" calcext:value-type="string">
            <text:p>0506+056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313/296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51-</text:p>
          </table:table-cell>
          <table:table-cell table:style-name="ce56" office:value-type="float" office:value="114" calcext:value-type="float">
            <text:p>114</text:p>
          </table:table-cell>
          <table:table-cell table:style-name="ce57" office:value-type="time" office:time-value="PT20H42M00S" calcext:value-type="time">
            <text:p>20:42:00</text:p>
          </table:table-cell>
          <table:table-cell table:style-name="ce57" office:value-type="time" office:time-value="PT20H45M00S" calcext:value-type="time">
            <text:p>20:45:00</text:p>
          </table:table-cell>
          <table:table-cell table:style-name="ce56" office:value-type="string" calcext:value-type="string">
            <text:p>0420-014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536/515</text:p>
          </table:table-cell>
          <table:table-cell table:style-name="ce56"/>
          <table:table-cell table:style-name="ce56" office:value-type="string" calcext:value-type="string">
            <text:p>OK</text:p>
          </table:table-cell>
          <table:table-cell table:style-name="ce58"/>
          <table:table-cell table:style-name="ce13" table:number-columns-repeated="18"/>
          <table:table-cell table:number-columns-repeated="996"/>
        </table:table-row>
        <table:table-row table:style-name="ro1">
          <table:table-cell table:style-name="ce56" office:value-type="string" calcext:value-type="string">
            <text:p>52-</text:p>
          </table:table-cell>
          <table:table-cell table:style-name="ce56" office:value-type="float" office:value="114" calcext:value-type="float">
            <text:p>114</text:p>
          </table:table-cell>
          <table:table-cell table:style-name="ce57" office:value-type="time" office:time-value="PT20H46M00S" calcext:value-type="time">
            <text:p>20:46:00</text:p>
          </table:table-cell>
          <table:table-cell table:style-name="ce57" office:value-type="time" office:time-value="PT20H53M00S" calcext:value-type="time">
            <text:p>20:53:00</text:p>
          </table:table-cell>
          <table:table-cell table:style-name="ce56" office:value-type="string" calcext:value-type="string">
            <text:p>0506+056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316/298</text:p>
          </table:table-cell>
          <table:table-cell table:style-name="ce56" office:value-type="float" office:value="0.13" calcext:value-type="float">
            <text:p>0.13</text:p>
          </table:table-cell>
          <table:table-cell table:style-name="ce56" office:value-type="string" calcext:value-type="string">
            <text:p>OK</text:p>
          </table:table-cell>
          <table:table-cell table:style-name="ce58" office:value-type="string" calcext:value-type="string">
            <text:p>Delay to reach the source by 1 min</text:p>
          </table:table-cell>
          <table:table-cell table:style-name="ce13" table:number-columns-repeated="18"/>
          <table:table-cell table:number-columns-repeated="996"/>
        </table:table-row>
        <table:table-row table:style-name="ro1">
          <table:table-cell table:style-name="ce41" office:value-type="string" calcext:value-type="string">
            <text:p>57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21H04M00S" calcext:value-type="time">
            <text:p>21:04:00</text:p>
          </table:table-cell>
          <table:table-cell table:style-name="ce42" office:value-type="time" office:time-value="PT21H11M00S" calcext:value-type="time">
            <text:p>21:11:00</text:p>
          </table:table-cell>
          <table:table-cell table:style-name="ce41" office:value-type="string" calcext:value-type="string">
            <text:p>0506+05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294/277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62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21H24M00S" calcext:value-type="time">
            <text:p>21:24:00</text:p>
          </table:table-cell>
          <table:table-cell table:style-name="ce42" office:value-type="time" office:time-value="PT21H31M00S" calcext:value-type="time">
            <text:p>21:31:00</text:p>
          </table:table-cell>
          <table:table-cell table:style-name="ce41" office:value-type="string" calcext:value-type="string">
            <text:p>0506+05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299/283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67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21H44M00S" calcext:value-type="time">
            <text:p>21:44:00</text:p>
          </table:table-cell>
          <table:table-cell table:style-name="ce42" office:value-type="time" office:time-value="PT21H51M00S" calcext:value-type="time">
            <text:p>21:51:00</text:p>
          </table:table-cell>
          <table:table-cell table:style-name="ce41" office:value-type="string" calcext:value-type="string">
            <text:p>0506+05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305/28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73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22H07M30S" calcext:value-type="time">
            <text:p>22:07:30</text:p>
          </table:table-cell>
          <table:table-cell table:style-name="ce42" office:value-type="time" office:time-value="PT22H12M30S" calcext:value-type="time">
            <text:p>22:12:30</text:p>
          </table:table-cell>
          <table:table-cell table:style-name="ce41" office:value-type="string" calcext:value-type="string">
            <text:p>0506+056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320/302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41" office:value-type="string" calcext:value-type="string">
            <text:p>77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22H25M00S" calcext:value-type="time">
            <text:p>22:25:00</text:p>
          </table:table-cell>
          <table:table-cell table:style-name="ce42" office:value-type="time" office:time-value="PT22H32M00S" calcext:value-type="time">
            <text:p>22:32:00</text:p>
          </table:table-cell>
          <table:table-cell table:style-name="ce41" office:value-type="string" calcext:value-type="string">
            <text:p>0506+056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331/315</text:p>
          </table:table-cell>
          <table:table-cell table:style-name="ce41" office:value-type="float" office:value="0.11" calcext:value-type="float">
            <text:p>0.11</text:p>
          </table:table-cell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81-</text:p>
          </table:table-cell>
          <table:table-cell table:style-name="ce56" office:value-type="float" office:value="114" calcext:value-type="float">
            <text:p>114</text:p>
          </table:table-cell>
          <table:table-cell table:style-name="ce57" office:value-type="time" office:time-value="PT22H41M00S" calcext:value-type="time">
            <text:p>22:41:00</text:p>
          </table:table-cell>
          <table:table-cell table:style-name="ce57" office:value-type="time" office:time-value="PT22H44M00S" calcext:value-type="time">
            <text:p>22:44:00</text:p>
          </table:table-cell>
          <table:table-cell table:style-name="ce56" office:value-type="string" calcext:value-type="string">
            <text:p>0723-008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391/374</text:p>
          </table:table-cell>
          <table:table-cell table:style-name="ce56"/>
          <table:table-cell table:style-name="ce56" office:value-type="string" calcext:value-type="string">
            <text:p>OK</text:p>
          </table:table-cell>
          <table:table-cell table:style-name="ce13" table:number-columns-repeated="19"/>
          <table:table-cell table:number-columns-repeated="996"/>
        </table:table-row>
        <table:table-row table:style-name="ro1">
          <table:table-cell table:style-name="ce56" office:value-type="string" calcext:value-type="string">
            <text:p>82-</text:p>
          </table:table-cell>
          <table:table-cell table:style-name="ce56" office:value-type="float" office:value="114" calcext:value-type="float">
            <text:p>114</text:p>
          </table:table-cell>
          <table:table-cell table:style-name="ce57" office:value-type="time" office:time-value="PT22H45M30S" calcext:value-type="time">
            <text:p>22:45:30</text:p>
          </table:table-cell>
          <table:table-cell table:style-name="ce57" office:value-type="time" office:time-value="PT22H52M30S" calcext:value-type="time">
            <text:p>22:52:30</text:p>
          </table:table-cell>
          <table:table-cell table:style-name="ce56" office:value-type="string" calcext:value-type="string">
            <text:p>0506+056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string" calcext:value-type="string">
            <text:p>349/332</text:p>
          </table:table-cell>
          <table:table-cell table:style-name="ce56" office:value-type="float" office:value="0.11" calcext:value-type="float">
            <text:p>0.11</text:p>
          </table:table-cell>
          <table:table-cell table:style-name="ce56" office:value-type="string" calcext:value-type="string">
            <text:p>OK</text:p>
          </table:table-cell>
          <table:table-cell table:style-name="ce58" office:value-type="string" calcext:value-type="string">
            <text:p>Delay to reach the source by 30 sec</text:p>
          </table:table-cell>
          <table:table-cell table:style-name="ce13" table:number-columns-repeated="18"/>
          <table:table-cell table:number-columns-repeated="996"/>
        </table:table-row>
        <table:table-row table:style-name="ro1">
          <table:table-cell table:style-name="ce41" office:value-type="string" calcext:value-type="string">
            <text:p>87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23H05M00S" calcext:value-type="time">
            <text:p>23:05:00</text:p>
          </table:table-cell>
          <table:table-cell table:style-name="ce42" office:value-type="time" office:time-value="PT23H12M00S" calcext:value-type="time">
            <text:p>23:12:00</text:p>
          </table:table-cell>
          <table:table-cell table:style-name="ce41" office:value-type="string" calcext:value-type="string">
            <text:p>0506+056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367/351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Big gap: The thermostat in the maserhouse is turned down to 21C, confirmed pointing offset by -20 arcsec in Az with chicyg, rleo, txcam and rxboo.</text:p>
          </table:table-cell>
          <table:table-cell table:number-columns-repeated="1014"/>
        </table:table-row>
        <table:table-row table:style-name="ro1">
          <table:table-cell table:style-name="ce56" office:value-type="string" calcext:value-type="string">
            <text:p>120-</text:p>
          </table:table-cell>
          <table:table-cell table:style-name="ce56" office:value-type="float" office:value="115" calcext:value-type="float">
            <text:p>115</text:p>
          </table:table-cell>
          <table:table-cell table:style-name="ce57" office:value-type="time" office:time-value="PT01H00M01S" calcext:value-type="time">
            <text:p>1:00:01</text:p>
          </table:table-cell>
          <table:table-cell table:style-name="ce57" office:value-type="time" office:time-value="PT01H03M01S" calcext:value-type="time">
            <text:p>1:03:01</text:p>
          </table:table-cell>
          <table:table-cell table:style-name="ce56" office:value-type="string" calcext:value-type="string">
            <text:p>3C27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string" calcext:value-type="string">
            <text:p>365/348</text:p>
          </table:table-cell>
          <table:table-cell table:style-name="ce56"/>
          <table:table-cell table:style-name="ce56" office:value-type="string" calcext:value-type="string">
            <text:p>OK</text:p>
          </table:table-cell>
          <table:table-cell table:style-name="ce13" table:number-columns-repeated="19"/>
          <table:table-cell table:number-columns-repeated="996"/>
        </table:table-row>
        <table:table-row table:style-name="ro1">
          <table:table-cell table:style-name="ce56" office:value-type="string" calcext:value-type="string">
            <text:p>121-</text:p>
          </table:table-cell>
          <table:table-cell table:style-name="ce56" office:value-type="float" office:value="115" calcext:value-type="float">
            <text:p>115</text:p>
          </table:table-cell>
          <table:table-cell table:style-name="ce57" office:value-type="time" office:time-value="PT01H05M41S" calcext:value-type="time">
            <text:p>1:05:41</text:p>
          </table:table-cell>
          <table:table-cell table:style-name="ce57" office:value-type="time" office:time-value="PT01H12M41S" calcext:value-type="time">
            <text:p>1:12:41</text:p>
          </table:table-cell>
          <table:table-cell table:style-name="ce56" office:value-type="string" calcext:value-type="string">
            <text:p>1502+106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string" calcext:value-type="string">
            <text:p>326/309</text:p>
          </table:table-cell>
          <table:table-cell table:style-name="ce56"/>
          <table:table-cell table:style-name="ce56" office:value-type="string" calcext:value-type="string">
            <text:p>OK</text:p>
          </table:table-cell>
          <table:table-cell table:style-name="ce13" table:number-columns-repeated="19"/>
          <table:table-cell table:number-columns-repeated="996"/>
        </table:table-row>
        <table:table-row table:style-name="ro1">
          <table:table-cell table:style-name="ce41" office:value-type="string" calcext:value-type="string">
            <text:p>125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1H20M01S" calcext:value-type="time">
            <text:p>1:20:01</text:p>
          </table:table-cell>
          <table:table-cell table:style-name="ce42" office:value-type="time" office:time-value="PT01H23M01S" calcext:value-type="time">
            <text:p>1:23:01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357/341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126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1H25M41S" calcext:value-type="time">
            <text:p>1:25:41</text:p>
          </table:table-cell>
          <table:table-cell table:style-name="ce42" office:value-type="time" office:time-value="PT01H32M41S" calcext:value-type="time">
            <text:p>1:32:41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312/296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131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1H44M51S" calcext:value-type="time">
            <text:p>1:44:51</text:p>
          </table:table-cell>
          <table:table-cell table:style-name="ce42" office:value-type="time" office:time-value="PT01H51M51S" calcext:value-type="time">
            <text:p>1:51:51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303/288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137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2H04M51S" calcext:value-type="time">
            <text:p>2:04:51</text:p>
          </table:table-cell>
          <table:table-cell table:style-name="ce42" office:value-type="time" office:time-value="PT02H11M51S" calcext:value-type="time">
            <text:p>2:11:51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295/278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142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2H24M51S" calcext:value-type="time">
            <text:p>2:24:51</text:p>
          </table:table-cell>
          <table:table-cell table:style-name="ce42" office:value-type="time" office:time-value="PT02H31M51S" calcext:value-type="time">
            <text:p>2:31:51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287/272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146-</text:p>
          </table:table-cell>
          <table:table-cell table:style-name="ce56" office:value-type="float" office:value="115" calcext:value-type="float">
            <text:p>115</text:p>
          </table:table-cell>
          <table:table-cell table:style-name="ce57" office:value-type="time" office:time-value="PT02H40M01S" calcext:value-type="time">
            <text:p>2:40:01</text:p>
          </table:table-cell>
          <table:table-cell table:style-name="ce57" office:value-type="time" office:time-value="PT02H43M01S" calcext:value-type="time">
            <text:p>2:43:01</text:p>
          </table:table-cell>
          <table:table-cell table:style-name="ce56" office:value-type="string" calcext:value-type="string">
            <text:p>1546+027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string" calcext:value-type="string">
            <text:p>455/437</text:p>
          </table:table-cell>
          <table:table-cell table:style-name="ce56"/>
          <table:table-cell table:style-name="ce56" office:value-type="string" calcext:value-type="string">
            <text:p>OK</text:p>
          </table:table-cell>
          <table:table-cell table:style-name="ce13" table:number-columns-repeated="19"/>
          <table:table-cell table:number-columns-repeated="996"/>
        </table:table-row>
        <table:table-row table:style-name="ro1">
          <table:table-cell table:style-name="ce56" office:value-type="string" calcext:value-type="string">
            <text:p>147-</text:p>
          </table:table-cell>
          <table:table-cell table:style-name="ce56" office:value-type="float" office:value="115" calcext:value-type="float">
            <text:p>115</text:p>
          </table:table-cell>
          <table:table-cell table:style-name="ce57" office:value-type="time" office:time-value="PT02H44M51S" calcext:value-type="time">
            <text:p>2:44:51</text:p>
          </table:table-cell>
          <table:table-cell table:style-name="ce57" office:value-type="time" office:time-value="PT02H51M51S" calcext:value-type="time">
            <text:p>2:51:51</text:p>
          </table:table-cell>
          <table:table-cell table:style-name="ce56" office:value-type="string" calcext:value-type="string">
            <text:p>1502+106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string" calcext:value-type="string">
            <text:p>285/271</text:p>
          </table:table-cell>
          <table:table-cell table:style-name="ce56"/>
          <table:table-cell table:style-name="ce56" office:value-type="string" calcext:value-type="string">
            <text:p>OK</text:p>
          </table:table-cell>
          <table:table-cell table:style-name="ce58" office:value-type="string" calcext:value-type="string">
            <text:p>Short delay in reaching the source due to the short scan gap.</text:p>
          </table:table-cell>
          <table:table-cell table:style-name="ce13" table:number-columns-repeated="18"/>
          <table:table-cell table:number-columns-repeated="996"/>
        </table:table-row>
        <table:table-row table:style-name="ro1">
          <table:table-cell table:style-name="ce41" office:value-type="string" calcext:value-type="string">
            <text:p>151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3H00M01S" calcext:value-type="time">
            <text:p>3:00:01</text:p>
          </table:table-cell>
          <table:table-cell table:style-name="ce42" office:value-type="time" office:time-value="PT03H03M01S" calcext:value-type="time">
            <text:p>3:03:01</text:p>
          </table:table-cell>
          <table:table-cell table:style-name="ce41" office:value-type="string" calcext:value-type="string">
            <text:p>1546+02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446/427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Change the script to the updated version from here, which should work for short scan gaps. It will measure Tsys one minute before a scan start and 10 seconds after a scan end. If there is no enough time for Tsys measurements (60 seconds), it will skip the measurement.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52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3H04M51S" calcext:value-type="time">
            <text:p>3:04:51</text:p>
          </table:table-cell>
          <table:table-cell table:style-name="ce42" office:value-type="time" office:time-value="PT03H11M51S" calcext:value-type="time">
            <text:p>3:11:51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283/267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3H20M01S" calcext:value-type="time">
            <text:p>3:20:01</text:p>
          </table:table-cell>
          <table:table-cell table:style-name="ce42" office:value-type="time" office:time-value="PT03H23M01S" calcext:value-type="time">
            <text:p>3:23:01</text:p>
          </table:table-cell>
          <table:table-cell table:style-name="ce41" office:value-type="string" calcext:value-type="string">
            <text:p>1546+02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420/401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3H24M51S" calcext:value-type="time">
            <text:p>3:24:51</text:p>
          </table:table-cell>
          <table:table-cell table:style-name="ce42" office:value-type="time" office:time-value="PT03H31M51S" calcext:value-type="time">
            <text:p>3:31:51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279/263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56" office:value-type="float" office:value="158" calcext:value-type="float">
            <text:p>158</text:p>
          </table:table-cell>
          <table:table-cell table:style-name="ce56" office:value-type="float" office:value="115" calcext:value-type="float">
            <text:p>115</text:p>
          </table:table-cell>
          <table:table-cell table:style-name="ce57" office:value-type="time" office:time-value="PT03H40M00S" calcext:value-type="time">
            <text:p>3:40:00</text:p>
          </table:table-cell>
          <table:table-cell table:style-name="ce57" office:value-type="time" office:time-value="PT03H43M00S" calcext:value-type="time">
            <text:p>3:43:00</text:p>
          </table:table-cell>
          <table:table-cell table:style-name="ce56" office:value-type="string" calcext:value-type="string">
            <text:p>1546+027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string" calcext:value-type="string">
            <text:p>402/385</text:p>
          </table:table-cell>
          <table:table-cell table:style-name="ce56"/>
          <table:table-cell table:style-name="ce56" office:value-type="string" calcext:value-type="string">
            <text:p>OK</text:p>
          </table:table-cell>
          <table:table-cell table:style-name="ce13" table:number-columns-repeated="19"/>
          <table:table-cell table:number-columns-repeated="996"/>
        </table:table-row>
        <table:table-row table:style-name="ro1">
          <table:table-cell table:style-name="ce56" office:value-type="float" office:value="159" calcext:value-type="float">
            <text:p>159</text:p>
          </table:table-cell>
          <table:table-cell table:style-name="ce56" office:value-type="float" office:value="115" calcext:value-type="float">
            <text:p>115</text:p>
          </table:table-cell>
          <table:table-cell table:style-name="ce57" office:value-type="time" office:time-value="PT03H44M50S" calcext:value-type="time">
            <text:p>3:44:50</text:p>
          </table:table-cell>
          <table:table-cell table:style-name="ce57" office:value-type="time" office:time-value="PT03H51M50S" calcext:value-type="time">
            <text:p>3:51:50</text:p>
          </table:table-cell>
          <table:table-cell table:style-name="ce56" office:value-type="string" calcext:value-type="string">
            <text:p>1502+106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string" calcext:value-type="string">
            <text:p>274/258</text:p>
          </table:table-cell>
          <table:table-cell table:style-name="ce56"/>
          <table:table-cell table:style-name="ce56" office:value-type="string" calcext:value-type="string">
            <text:p>OK</text:p>
          </table:table-cell>
          <table:table-cell table:style-name="ce13" table:number-columns-repeated="19"/>
          <table:table-cell table:number-columns-repeated="996"/>
        </table:table-row>
        <table:table-row table:style-name="ro1"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4H00M00S" calcext:value-type="time">
            <text:p>4:00:00</text:p>
          </table:table-cell>
          <table:table-cell table:style-name="ce42" office:value-type="time" office:time-value="PT04H03M00S" calcext:value-type="time">
            <text:p>4:03:00</text:p>
          </table:table-cell>
          <table:table-cell table:style-name="ce41" office:value-type="string" calcext:value-type="string">
            <text:p>3C345</text:p>
          </table:table-cell>
          <table:table-cell table:style-name="ce41" office:value-type="float" office:value="48" calcext:value-type="float">
            <text:p>48</text:p>
          </table:table-cell>
          <table:table-cell table:style-name="ce41" table:number-columns-repeated="2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4H06M10S" calcext:value-type="time">
            <text:p>4:06:10</text:p>
          </table:table-cell>
          <table:table-cell table:style-name="ce42" office:value-type="time" office:time-value="PT04H12M10S" calcext:value-type="time">
            <text:p>4:12:10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270/255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4H20M00S" calcext:value-type="time">
            <text:p>4:20:00</text:p>
          </table:table-cell>
          <table:table-cell table:style-name="ce42" office:value-type="time" office:time-value="PT04H23M00S" calcext:value-type="time">
            <text:p>4:23:00</text:p>
          </table:table-cell>
          <table:table-cell table:style-name="ce41" office:value-type="string" calcext:value-type="string">
            <text:p>1546+02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373/356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4H24M50S" calcext:value-type="time">
            <text:p>4:24:50</text:p>
          </table:table-cell>
          <table:table-cell table:style-name="ce42" office:value-type="time" office:time-value="PT04H30M50S" calcext:value-type="time">
            <text:p>4:30:50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267/252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4H40M00S" calcext:value-type="time">
            <text:p>4:40:00</text:p>
          </table:table-cell>
          <table:table-cell table:style-name="ce42" office:value-type="time" office:time-value="PT04H43M00S" calcext:value-type="time">
            <text:p>4:43:00</text:p>
          </table:table-cell>
          <table:table-cell table:style-name="ce41" office:value-type="string" calcext:value-type="string">
            <text:p>1546+02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361/344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4H44M50S" calcext:value-type="time">
            <text:p>4:44:50</text:p>
          </table:table-cell>
          <table:table-cell table:style-name="ce42" office:value-type="time" office:time-value="PT04H50M50S" calcext:value-type="time">
            <text:p>4:50:50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265/24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5H00M00S" calcext:value-type="time">
            <text:p>5:00:00</text:p>
          </table:table-cell>
          <table:table-cell table:style-name="ce42" office:value-type="time" office:time-value="PT05H03M00S" calcext:value-type="time">
            <text:p>5:03:00</text:p>
          </table:table-cell>
          <table:table-cell table:style-name="ce41" office:value-type="string" calcext:value-type="string">
            <text:p>1546+02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353/336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5H04M50S" calcext:value-type="time">
            <text:p>5:04:50</text:p>
          </table:table-cell>
          <table:table-cell table:style-name="ce42" office:value-type="time" office:time-value="PT05H10M50S" calcext:value-type="time">
            <text:p>5:10:50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264/24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5H20M00S" calcext:value-type="time">
            <text:p>5:20:00</text:p>
          </table:table-cell>
          <table:table-cell table:style-name="ce42" office:value-type="time" office:time-value="PT05H23M00S" calcext:value-type="time">
            <text:p>5:23:00</text:p>
          </table:table-cell>
          <table:table-cell table:style-name="ce41" office:value-type="string" calcext:value-type="string">
            <text:p>1546+02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347/331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5H24M50S" calcext:value-type="time">
            <text:p>5:24:50</text:p>
          </table:table-cell>
          <table:table-cell table:style-name="ce44" office:value-type="time" office:time-value="PT05H30M50S" calcext:value-type="time">
            <text:p>5:30:50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264/248</text:p>
          </table:table-cell>
          <table:table-cell table:style-name="ce41" office:value-type="float" office:value="0.12" calcext:value-type="float">
            <text:p>0.12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skydip after this scan</text:p>
          </table:table-cell>
          <table:table-cell table:number-columns-repeated="1014"/>
        </table:table-row>
        <table:table-row table:style-name="ro1"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5H40M00S" calcext:value-type="time">
            <text:p>5:40:00</text:p>
          </table:table-cell>
          <table:table-cell table:style-name="ce42" office:value-type="time" office:time-value="PT05H45M00S" calcext:value-type="time">
            <text:p>5:45:00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264/24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5H55M00S" calcext:value-type="time">
            <text:p>5:55:00</text:p>
          </table:table-cell>
          <table:table-cell table:style-name="ce42" office:value-type="time" office:time-value="PT06H00M00S" calcext:value-type="time">
            <text:p>6:00:00</text:p>
          </table:table-cell>
          <table:table-cell table:style-name="ce41" office:value-type="string" calcext:value-type="string">
            <text:p>3C345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188/176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6H05M00S" calcext:value-type="time">
            <text:p>6:05:00</text:p>
          </table:table-cell>
          <table:table-cell table:style-name="ce42" office:value-type="time" office:time-value="PT06H12M00S" calcext:value-type="time">
            <text:p>6:12:00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265/250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6H20M00S" calcext:value-type="time">
            <text:p>6:20:00</text:p>
          </table:table-cell>
          <table:table-cell table:style-name="ce42" office:value-type="time" office:time-value="PT06H23M00S" calcext:value-type="time">
            <text:p>6:23:00</text:p>
          </table:table-cell>
          <table:table-cell table:style-name="ce41" office:value-type="string" calcext:value-type="string">
            <text:p>1546+02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341/324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6H24M10S" calcext:value-type="time">
            <text:p>6:24:10</text:p>
          </table:table-cell>
          <table:table-cell table:style-name="ce42" office:value-type="time" office:time-value="PT06H31M10S" calcext:value-type="time">
            <text:p>6:31:10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267/252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6H40M00S" calcext:value-type="time">
            <text:p>6:40:00</text:p>
          </table:table-cell>
          <table:table-cell table:style-name="ce42" office:value-type="time" office:time-value="PT06H43M00S" calcext:value-type="time">
            <text:p>6:43:00</text:p>
          </table:table-cell>
          <table:table-cell table:style-name="ce41" office:value-type="string" calcext:value-type="string">
            <text:p>1546+02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343/327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6H44M10S" calcext:value-type="time">
            <text:p>6:44:10</text:p>
          </table:table-cell>
          <table:table-cell table:style-name="ce42" office:value-type="time" office:time-value="PT06H51M10S" calcext:value-type="time">
            <text:p>6:51:10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268/254</text:p>
          </table:table-cell>
          <table:table-cell table:style-name="ce41"/>
          <table:table-cell table:style-name="ce41" office:value-type="string" calcext:value-type="string">
            <text:p>data?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187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7H00M00S" calcext:value-type="time">
            <text:p>7:00:00</text:p>
          </table:table-cell>
          <table:table-cell table:style-name="ce42" office:value-type="time" office:time-value="PT07H03M00S" calcext:value-type="time">
            <text:p>7:03:00</text:p>
          </table:table-cell>
          <table:table-cell table:style-name="ce41" office:value-type="string" calcext:value-type="string">
            <text:p>3C345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189/175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189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7H08M20S" calcext:value-type="time">
            <text:p>7:08:20</text:p>
          </table:table-cell>
          <table:table-cell table:style-name="ce42" office:value-type="time" office:time-value="PT07H13M20S" calcext:value-type="time">
            <text:p>7:13:20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273/258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191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7H22M00S" calcext:value-type="time">
            <text:p>7:22:00</text:p>
          </table:table-cell>
          <table:table-cell table:style-name="ce42" office:value-type="time" office:time-value="PT07H25M00S" calcext:value-type="time">
            <text:p>7:25:00</text:p>
          </table:table-cell>
          <table:table-cell table:style-name="ce41" office:value-type="string" calcext:value-type="string">
            <text:p>1546+02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354/33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192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7H26M10S" calcext:value-type="time">
            <text:p>7:26:10</text:p>
          </table:table-cell>
          <table:table-cell table:style-name="ce42" office:value-type="time" office:time-value="PT07H33M10S" calcext:value-type="time">
            <text:p>7:33:10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280/265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194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7H40M00S" calcext:value-type="time">
            <text:p>7:40:00</text:p>
          </table:table-cell>
          <table:table-cell table:style-name="ce42" office:value-type="time" office:time-value="PT07H43M00S" calcext:value-type="time">
            <text:p>7:43:00</text:p>
          </table:table-cell>
          <table:table-cell table:style-name="ce41" office:value-type="string" calcext:value-type="string">
            <text:p>1546+02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361/346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195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7H44M10S" calcext:value-type="time">
            <text:p>7:44:10</text:p>
          </table:table-cell>
          <table:table-cell table:style-name="ce44" office:value-type="time" office:time-value="PT07H51M10S" calcext:value-type="time">
            <text:p>7:51:10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287/272</text:p>
          </table:table-cell>
          <table:table-cell table:style-name="ce41" office:value-type="float" office:value="0.12" calcext:value-type="float">
            <text:p>0.12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skydip after this scan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97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8H00M00S" calcext:value-type="time">
            <text:p>8:00:00</text:p>
          </table:table-cell>
          <table:table-cell table:style-name="ce42" office:value-type="time" office:time-value="PT08H03M00S" calcext:value-type="time">
            <text:p>8:03:00</text:p>
          </table:table-cell>
          <table:table-cell table:style-name="ce41" office:value-type="string" calcext:value-type="string">
            <text:p>3C345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190/177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198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8H05M00S" calcext:value-type="time">
            <text:p>8:05:00</text:p>
          </table:table-cell>
          <table:table-cell table:style-name="ce42" office:value-type="time" office:time-value="PT08H12M00S" calcext:value-type="time">
            <text:p>8:12:00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294/27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200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8H20M00S" calcext:value-type="time">
            <text:p>8:20:00</text:p>
          </table:table-cell>
          <table:table-cell table:style-name="ce42" office:value-type="time" office:time-value="PT08H23M00S" calcext:value-type="time">
            <text:p>8:23:00</text:p>
          </table:table-cell>
          <table:table-cell table:style-name="ce41" office:value-type="string" calcext:value-type="string">
            <text:p>1546+02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384/367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201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8H24M10S" calcext:value-type="time">
            <text:p>8:24:10</text:p>
          </table:table-cell>
          <table:table-cell table:style-name="ce42" office:value-type="time" office:time-value="PT08H31M10S" calcext:value-type="time">
            <text:p>8:31:10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300/285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203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8H40M00S" calcext:value-type="time">
            <text:p>8:40:00</text:p>
          </table:table-cell>
          <table:table-cell table:style-name="ce42" office:value-type="time" office:time-value="PT08H43M00S" calcext:value-type="time">
            <text:p>8:43:00</text:p>
          </table:table-cell>
          <table:table-cell table:style-name="ce41" office:value-type="string" calcext:value-type="string">
            <text:p>1546+02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395/37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204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8H44M10S" calcext:value-type="time">
            <text:p>8:44:10</text:p>
          </table:table-cell>
          <table:table-cell table:style-name="ce42" office:value-type="time" office:time-value="PT08H51M10S" calcext:value-type="time">
            <text:p>8:51:10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306/291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206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9H00M00S" calcext:value-type="time">
            <text:p>9:00:00</text:p>
          </table:table-cell>
          <table:table-cell table:style-name="ce42" office:value-type="time" office:time-value="PT09H03M00S" calcext:value-type="time">
            <text:p>9:03:00</text:p>
          </table:table-cell>
          <table:table-cell table:style-name="ce41" office:value-type="string" calcext:value-type="string">
            <text:p>3C345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string" calcext:value-type="string">
            <text:p>190/177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208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9H08M50S" calcext:value-type="time">
            <text:p>9:08:50</text:p>
          </table:table-cell>
          <table:table-cell table:style-name="ce42" office:value-type="time" office:time-value="PT09H13M50S" calcext:value-type="time">
            <text:p>9:13:50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315/29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210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9H22M00S" calcext:value-type="time">
            <text:p>9:22:00</text:p>
          </table:table-cell>
          <table:table-cell table:style-name="ce42" office:value-type="time" office:time-value="PT09H25M00S" calcext:value-type="time">
            <text:p>9:25:00</text:p>
          </table:table-cell>
          <table:table-cell table:style-name="ce41" office:value-type="string" calcext:value-type="string">
            <text:p>1546+027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437/41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211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9H26M10S" calcext:value-type="time">
            <text:p>9:26:10</text:p>
          </table:table-cell>
          <table:table-cell table:style-name="ce42" office:value-type="time" office:time-value="PT09H33M10S" calcext:value-type="time">
            <text:p>9:33:10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330/314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213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9H40M00S" calcext:value-type="time">
            <text:p>9:40:00</text:p>
          </table:table-cell>
          <table:table-cell table:style-name="ce42" office:value-type="time" office:time-value="PT09H43M00S" calcext:value-type="time">
            <text:p>9:43:00</text:p>
          </table:table-cell>
          <table:table-cell table:style-name="ce41" office:value-type="string" calcext:value-type="string">
            <text:p>1546+027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465/445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214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09H44M10S" calcext:value-type="time">
            <text:p>9:44:10</text:p>
          </table:table-cell>
          <table:table-cell table:style-name="ce42" office:value-type="time" office:time-value="PT09H51M10S" calcext:value-type="time">
            <text:p>9:51:10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343/327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216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10H01M00S" calcext:value-type="time">
            <text:p>10:01:00</text:p>
          </table:table-cell>
          <table:table-cell table:style-name="ce42" office:value-type="time" office:time-value="PT10H04M00S" calcext:value-type="time">
            <text:p>10:04:00</text:p>
          </table:table-cell>
          <table:table-cell table:style-name="ce41" office:value-type="string" calcext:value-type="string">
            <text:p>3C345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string" calcext:value-type="string">
            <text:p>194/17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217-</text:p>
          </table:table-cell>
          <table:table-cell table:style-name="ce41" office:value-type="float" office:value="115" calcext:value-type="float">
            <text:p>115</text:p>
          </table:table-cell>
          <table:table-cell table:style-name="ce42" office:value-type="time" office:time-value="PT10H06M05S" calcext:value-type="time">
            <text:p>10:06:05</text:p>
          </table:table-cell>
          <table:table-cell table:style-name="ce42" office:value-type="time" office:time-value="PT10H13M05S" calcext:value-type="time">
            <text:p>10:13:05</text:p>
          </table:table-cell>
          <table:table-cell table:style-name="ce41" office:value-type="string" calcext:value-type="string">
            <text:p>1502+106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364/347</text:p>
          </table:table-cell>
          <table:table-cell table:style-name="ce41" office:value-type="float" office:value="0.11" calcext:value-type="float">
            <text:p>0.11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skydip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Keiichi -&gt; Kevin: After this scan ends, please do skydip and tsys, then stow the telescope and close the shutte.</text:p>
          </table:table-cell>
          <table:table-cell table:number-columns-repeated="5"/>
          <table:table-cell table:style-name="ce41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Suggestions to Jongho's schedule script: 1) skip the tail Tsys instead; 2) case insensitive search of source name (ex. 3c345 is indeed in the catalog); [Locutus]</text:p>
          </table:table-cell>
          <table:table-cell table:number-columns-repeated="5"/>
          <table:table-cell table:style-name="ce41" table:number-columns-repeated="3"/>
          <table:table-cell table:number-columns-repeated="1015"/>
        </table:table-row>
        <table:table-row table:style-name="ro1" table:number-rows-repeated="921">
          <table:table-cell table:number-columns-repeated="6"/>
          <table:table-cell table:style-name="ce41" table:number-columns-repeated="3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211a-scan-log" table:style-name="ta5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0" office:value-type="string" calcext:value-type="string">
            <text:p>Scan number</text:p>
          </table:table-cell>
          <table:table-cell table:style-name="ce40" office:value-type="string" calcext:value-type="string">
            <text:p>DOY</text:p>
          </table:table-cell>
          <table:table-cell table:style-name="ce40" office:value-type="string" calcext:value-type="string">
            <text:p>start time</text:p>
          </table:table-cell>
          <table:table-cell table:style-name="ce40" office:value-type="string" calcext:value-type="string">
            <text:p>end time</text:p>
          </table:table-cell>
          <table:table-cell table:style-name="ce40" office:value-type="string" calcext:value-type="string">
            <text:p>source</text:p>
          </table:table-cell>
          <table:table-cell table:style-name="ce40" office:value-type="string" calcext:value-type="string">
            <text:p>EL</text:p>
          </table:table-cell>
          <table:table-cell table:style-name="ce40" office:value-type="string" calcext:value-type="string">
            <text:p>Tsys</text:p>
          </table:table-cell>
          <table:table-cell table:style-name="ce40" office:value-type="string" calcext:value-type="string">
            <text:p>tau</text:p>
          </table:table-cell>
          <table:table-cell table:style-name="ce40" office:value-type="string" calcext:value-type="string">
            <text:p>mark6 scan_chek</text:p>
          </table:table-cell>
          <table:table-cell table:style-name="ce40" office:value-type="string" calcext:value-type="string">
            <text:p>notes</text:p>
          </table:table-cell>
          <table:table-cell table:style-name="ce40" table:number-columns-repeated="18"/>
          <table:table-cell table:number-columns-repeated="996"/>
        </table:table-row>
        <table:table-row table:style-name="ro1"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2H00M00S" calcext:value-type="time">
            <text:p>2:00:00</text:p>
          </table:table-cell>
          <table:table-cell table:style-name="ce42" office:value-type="time" office:time-value="PT02H07M00S" calcext:value-type="time">
            <text:p>2:07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292/30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2H15M00S" calcext:value-type="time">
            <text:p>2:15:00</text:p>
          </table:table-cell>
          <table:table-cell table:style-name="ce42" office:value-type="time" office:time-value="PT02H22M00S" calcext:value-type="time">
            <text:p>2:22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284/29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2H30M00S" calcext:value-type="time">
            <text:p>2:30:00</text:p>
          </table:table-cell>
          <table:table-cell table:style-name="ce42" office:value-type="time" office:time-value="PT02H37M00S" calcext:value-type="time">
            <text:p>2:37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284/29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2H45M00S" calcext:value-type="time">
            <text:p>2:45:00</text:p>
          </table:table-cell>
          <table:table-cell table:style-name="ce42" office:value-type="time" office:time-value="PT02H52M00S" calcext:value-type="time">
            <text:p>2:52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5" calcext:value-type="float">
            <text:p>15</text:p>
          </table:table-cell>
          <table:table-cell table:style-name="ce45" office:value-type="string" calcext:value-type="string">
            <text:p>279/296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3H15M00S" calcext:value-type="time">
            <text:p>3:15:00</text:p>
          </table:table-cell>
          <table:table-cell table:style-name="ce42" office:value-type="time" office:time-value="PT03H22M00S" calcext:value-type="time">
            <text:p>3:22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280/295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3H30M00S" calcext:value-type="time">
            <text:p>3:30:00</text:p>
          </table:table-cell>
          <table:table-cell table:style-name="ce42" office:value-type="time" office:time-value="PT03H37M00S" calcext:value-type="time">
            <text:p>3:37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278/293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3H45M00S" calcext:value-type="time">
            <text:p>3:45:00</text:p>
          </table:table-cell>
          <table:table-cell table:style-name="ce42" office:value-type="time" office:time-value="PT03H52M00S" calcext:value-type="time">
            <text:p>3:52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292/314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By this scan, effeciency could be systematically low by ~ 30 % due to the pointing offset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67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4H15M00S" calcext:value-type="time">
            <text:p>4:15:00</text:p>
          </table:table-cell>
          <table:table-cell table:style-name="ce42" office:value-type="time" office:time-value="PT04H22M00S" calcext:value-type="time">
            <text:p>4:22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4" calcext:value-type="float">
            <text:p>14</text:p>
          </table:table-cell>
          <table:table-cell table:style-name="ce41" table:number-columns-repeated="2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Not on source due to pointing offset correction for the whole scan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69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4H30M00S" calcext:value-type="time">
            <text:p>4:30:00</text:p>
          </table:table-cell>
          <table:table-cell table:style-name="ce42" office:value-type="time" office:time-value="PT04H37M00S" calcext:value-type="time">
            <text:p>4:37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4" calcext:value-type="float">
            <text:p>14</text:p>
          </table:table-cell>
          <table:table-cell table:style-name="ce41" table:number-columns-repeated="2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Not on source due to pointing offset correction for the first 2 minutes. Az offset changed from 0" to -20". Intensity of sources must be increased due to this offset change.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71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4H45M00S" calcext:value-type="time">
            <text:p>4:45:00</text:p>
          </table:table-cell>
          <table:table-cell table:style-name="ce42" office:value-type="time" office:time-value="PT04H52M00S" calcext:value-type="time">
            <text:p>4:52:00</text:p>
          </table:table-cell>
          <table:table-cell table:style-name="ce41" office:value-type="string" calcext:value-type="string">
            <text:p>3C27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291/307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74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5H00M01S" calcext:value-type="time">
            <text:p>5:00:01</text:p>
          </table:table-cell>
          <table:table-cell table:style-name="ce42" office:value-type="time" office:time-value="PT05H07M01S" calcext:value-type="time">
            <text:p>5:07:01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243/257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76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5H15M01S" calcext:value-type="time">
            <text:p>5:15:01</text:p>
          </table:table-cell>
          <table:table-cell table:style-name="ce42" office:value-type="time" office:time-value="PT05H22M01S" calcext:value-type="time">
            <text:p>5:22:01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241/257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78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5H30M01S" calcext:value-type="time">
            <text:p>5:30:01</text:p>
          </table:table-cell>
          <table:table-cell table:style-name="ce42" office:value-type="time" office:time-value="PT05H37M01S" calcext:value-type="time">
            <text:p>5:37:01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239/255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80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5H45M01S" calcext:value-type="time">
            <text:p>5:45:01</text:p>
          </table:table-cell>
          <table:table-cell table:style-name="ce42" office:value-type="time" office:time-value="PT05H52M01S" calcext:value-type="time">
            <text:p>5:52:01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236/250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82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6H00M01S" calcext:value-type="time">
            <text:p>6:00:01</text:p>
          </table:table-cell>
          <table:table-cell table:style-name="ce42" office:value-type="time" office:time-value="PT06H07M01S" calcext:value-type="time">
            <text:p>6:07:01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192/205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84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6H15M01S" calcext:value-type="time">
            <text:p>6:15:01</text:p>
          </table:table-cell>
          <table:table-cell table:style-name="ce42" office:value-type="time" office:time-value="PT06H22M01S" calcext:value-type="time">
            <text:p>6:22:01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228/242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86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6H30M01S" calcext:value-type="time">
            <text:p>6:30:01</text:p>
          </table:table-cell>
          <table:table-cell table:style-name="ce42" office:value-type="time" office:time-value="PT06H37M01S" calcext:value-type="time">
            <text:p>6:37:01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224/238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88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6H45M01S" calcext:value-type="time">
            <text:p>6:45:01</text:p>
          </table:table-cell>
          <table:table-cell table:style-name="ce42" office:value-type="time" office:time-value="PT06H52M01S" calcext:value-type="time">
            <text:p>6:52:01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221/235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90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7H00M01S" calcext:value-type="time">
            <text:p>7:00:01</text:p>
          </table:table-cell>
          <table:table-cell table:style-name="ce42" office:value-type="time" office:time-value="PT07H07M01S" calcext:value-type="time">
            <text:p>7:07:01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190/204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92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7H15M01S" calcext:value-type="time">
            <text:p>7:15:01</text:p>
          </table:table-cell>
          <table:table-cell table:style-name="ce42" office:value-type="time" office:time-value="PT07H22M01S" calcext:value-type="time">
            <text:p>7:22:01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213/226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94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7H30M01S" calcext:value-type="time">
            <text:p>7:30:01</text:p>
          </table:table-cell>
          <table:table-cell table:style-name="ce42" office:value-type="time" office:time-value="PT07H37M01S" calcext:value-type="time">
            <text:p>7:37:01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210/223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96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7H45M01S" calcext:value-type="time">
            <text:p>7:45:01</text:p>
          </table:table-cell>
          <table:table-cell table:style-name="ce42" office:value-type="time" office:time-value="PT07H52M01S" calcext:value-type="time">
            <text:p>7:52:01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206/220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198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8H00M01S" calcext:value-type="time">
            <text:p>8:00:01</text:p>
          </table:table-cell>
          <table:table-cell table:style-name="ce42" office:value-type="time" office:time-value="PT08H07M01S" calcext:value-type="time">
            <text:p>8:07:01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186/19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00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8H15M01S" calcext:value-type="time">
            <text:p>8:15:01</text:p>
          </table:table-cell>
          <table:table-cell table:style-name="ce42" office:value-type="time" office:time-value="PT08H22M01S" calcext:value-type="time">
            <text:p>8:22:01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230/214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02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8H30M01S" calcext:value-type="time">
            <text:p>8:30:01</text:p>
          </table:table-cell>
          <table:table-cell table:style-name="ce42" office:value-type="time" office:time-value="PT08H37M01S" calcext:value-type="time">
            <text:p>8:37:01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225/211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04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8H45M01S" calcext:value-type="time">
            <text:p>8:45:01</text:p>
          </table:table-cell>
          <table:table-cell table:style-name="ce42" office:value-type="time" office:time-value="PT08H52M01S" calcext:value-type="time">
            <text:p>8:52:01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221/207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06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9H00M01S" calcext:value-type="time">
            <text:p>9:00:01</text:p>
          </table:table-cell>
          <table:table-cell table:style-name="ce42" office:value-type="time" office:time-value="PT09H07M01S" calcext:value-type="time">
            <text:p>9:07:01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208/193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08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9H15M01S" calcext:value-type="time">
            <text:p>9:15:01</text:p>
          </table:table-cell>
          <table:table-cell table:style-name="ce42" office:value-type="time" office:time-value="PT09H22M01S" calcext:value-type="time">
            <text:p>9:22:01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215/201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10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9H30M01S" calcext:value-type="time">
            <text:p>9:30:01</text:p>
          </table:table-cell>
          <table:table-cell table:style-name="ce42" office:value-type="time" office:time-value="PT09H37M01S" calcext:value-type="time">
            <text:p>9:37:01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213/19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12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09H45M01S" calcext:value-type="time">
            <text:p>9:45:01</text:p>
          </table:table-cell>
          <table:table-cell table:style-name="ce42" office:value-type="time" office:time-value="PT09H52M01S" calcext:value-type="time">
            <text:p>9:52:01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203/18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14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0H00M01S" calcext:value-type="time">
            <text:p>10:00:01</text:p>
          </table:table-cell>
          <table:table-cell table:style-name="ce42" office:value-type="time" office:time-value="PT10H07M01S" calcext:value-type="time">
            <text:p>10:07:01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208/193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16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0H15M01S" calcext:value-type="time">
            <text:p>10:15:01</text:p>
          </table:table-cell>
          <table:table-cell table:style-name="ce42" office:value-type="time" office:time-value="PT10H22M01S" calcext:value-type="time">
            <text:p>10:22:01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206/191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18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0H30M01S" calcext:value-type="time">
            <text:p>10:30:01</text:p>
          </table:table-cell>
          <table:table-cell table:style-name="ce42" office:value-type="time" office:time-value="PT10H37M01S" calcext:value-type="time">
            <text:p>10:37:01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203/18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0H45M01S" calcext:value-type="time">
            <text:p>10:45:01</text:p>
          </table:table-cell>
          <table:table-cell table:style-name="ce42" office:value-type="time" office:time-value="PT10H52M01S" calcext:value-type="time">
            <text:p>10:52:01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201/187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1H00M00S" calcext:value-type="time">
            <text:p>11:00:00</text:p>
          </table:table-cell>
          <table:table-cell table:style-name="ce42" office:value-type="time" office:time-value="PT11H07M00S" calcext:value-type="time">
            <text:p>11:07:00</text:p>
          </table:table-cell>
          <table:table-cell table:style-name="ce41" office:value-type="string" calcext:value-type="string">
            <text:p>3C84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string" calcext:value-type="string">
            <text:p>195/181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1H15M00S" calcext:value-type="time">
            <text:p>11:15:00</text:p>
          </table:table-cell>
          <table:table-cell table:style-name="ce42" office:value-type="time" office:time-value="PT11H21M00S" calcext:value-type="time">
            <text:p>11:21:00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198/184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1H30M00S" calcext:value-type="time">
            <text:p>11:30:00</text:p>
          </table:table-cell>
          <table:table-cell table:style-name="ce42" office:value-type="time" office:time-value="PT11H36M00S" calcext:value-type="time">
            <text:p>11:36:00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string" calcext:value-type="string">
            <text:p>197/183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1H45M00S" calcext:value-type="time">
            <text:p>11:45:00</text:p>
          </table:table-cell>
          <table:table-cell table:style-name="ce42" office:value-type="time" office:time-value="PT11H50M00S" calcext:value-type="time">
            <text:p>11:50:00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string" calcext:value-type="string">
            <text:p>196/182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2H00M00S" calcext:value-type="time">
            <text:p>12:00:00</text:p>
          </table:table-cell>
          <table:table-cell table:style-name="ce42" office:value-type="time" office:time-value="PT12H06M00S" calcext:value-type="time">
            <text:p>12:06:00</text:p>
          </table:table-cell>
          <table:table-cell table:style-name="ce41" office:value-type="string" calcext:value-type="string">
            <text:p>BLLAC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string" calcext:value-type="string">
            <text:p>176/162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2H15M00S" calcext:value-type="time">
            <text:p>12:15:00</text:p>
          </table:table-cell>
          <table:table-cell table:style-name="ce42" office:value-type="time" office:time-value="PT12H21M00S" calcext:value-type="time">
            <text:p>12:21:00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string" calcext:value-type="string">
            <text:p>193/180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2H30M01S" calcext:value-type="time">
            <text:p>12:30:01</text:p>
          </table:table-cell>
          <table:table-cell table:style-name="ce42" office:value-type="time" office:time-value="PT12H35M01S" calcext:value-type="time">
            <text:p>12:35:01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string" calcext:value-type="string">
            <text:p>193/180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2H45M00S" calcext:value-type="time">
            <text:p>12:45:00</text:p>
          </table:table-cell>
          <table:table-cell table:style-name="ce42" office:value-type="time" office:time-value="PT12H51M00S" calcext:value-type="time">
            <text:p>12:51:00</text:p>
          </table:table-cell>
          <table:table-cell table:style-name="ce41" office:value-type="string" calcext:value-type="string">
            <text:p>BLLAC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string" calcext:value-type="string">
            <text:p>176/163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3H00M00S" calcext:value-type="time">
            <text:p>13:00:00</text:p>
          </table:table-cell>
          <table:table-cell table:style-name="ce42" office:value-type="time" office:time-value="PT13H06M00S" calcext:value-type="time">
            <text:p>13:06:00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string" calcext:value-type="string">
            <text:p>192/178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3H15M00S" calcext:value-type="time">
            <text:p>13:15:00</text:p>
          </table:table-cell>
          <table:table-cell table:style-name="ce42" office:value-type="time" office:time-value="PT13H21M00S" calcext:value-type="time">
            <text:p>13:21:00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string" calcext:value-type="string">
            <text:p>193/17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3H30M00S" calcext:value-type="time">
            <text:p>13:30:00</text:p>
          </table:table-cell>
          <table:table-cell table:style-name="ce42" office:value-type="time" office:time-value="PT13H35M00S" calcext:value-type="time">
            <text:p>13:35:00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string" calcext:value-type="string">
            <text:p>191/178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45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3H45M00S" calcext:value-type="time">
            <text:p>13:45:00</text:p>
          </table:table-cell>
          <table:table-cell table:style-name="ce42" office:value-type="time" office:time-value="PT13H51M00S" calcext:value-type="time">
            <text:p>13:51:00</text:p>
          </table:table-cell>
          <table:table-cell table:style-name="ce41" office:value-type="string" calcext:value-type="string">
            <text:p>BLLAC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176/163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47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4H00M00S" calcext:value-type="time">
            <text:p>14:00:00</text:p>
          </table:table-cell>
          <table:table-cell table:style-name="ce42" office:value-type="time" office:time-value="PT14H06M00S" calcext:value-type="time">
            <text:p>14:06:00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string" calcext:value-type="string">
            <text:p>187/173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49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4H15M00S" calcext:value-type="time">
            <text:p>14:15:00</text:p>
          </table:table-cell>
          <table:table-cell table:style-name="ce42" office:value-type="time" office:time-value="PT14H21M00S" calcext:value-type="time">
            <text:p>14:21:00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string" calcext:value-type="string">
            <text:p>185/172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51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4H30M00S" calcext:value-type="time">
            <text:p>14:30:00</text:p>
          </table:table-cell>
          <table:table-cell table:style-name="ce42" office:value-type="time" office:time-value="PT14H36M00S" calcext:value-type="time">
            <text:p>14:36:00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string" calcext:value-type="string">
            <text:p>182/169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53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4H45M00S" calcext:value-type="time">
            <text:p>14:45:00</text:p>
          </table:table-cell>
          <table:table-cell table:style-name="ce42" office:value-type="time" office:time-value="PT14H50M00S" calcext:value-type="time">
            <text:p>14:50:00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string" calcext:value-type="string">
            <text:p>181/168</text:p>
          </table:table-cell>
          <table:table-cell table:style-name="ce41" office:value-type="float" office:value="0.09" calcext:value-type="float">
            <text:p>0.09</text:p>
          </table:table-cell>
          <table:table-cell table:style-name="ce41" office:value-type="string" calcext:value-type="string">
            <text:p>OK</text:p>
          </table:table-cell>
          <table:table-cell table:style-name="ce1" office:value-type="string" calcext:value-type="string">
            <text:p>skydip <text:s/>after this scan, 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55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5H00M00S" calcext:value-type="time">
            <text:p>15:00:00</text:p>
          </table:table-cell>
          <table:table-cell table:style-name="ce42" office:value-type="time" office:time-value="PT15H06M00S" calcext:value-type="time">
            <text:p>15:06:00</text:p>
          </table:table-cell>
          <table:table-cell table:style-name="ce41" office:value-type="string" calcext:value-type="string">
            <text:p>BLLAC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string" calcext:value-type="string">
            <text:p>174/161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59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57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5H15M00S" calcext:value-type="time">
            <text:p>15:15:00</text:p>
          </table:table-cell>
          <table:table-cell table:style-name="ce42" office:value-type="time" office:time-value="PT15H21M00S" calcext:value-type="time">
            <text:p>15:21:00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string" calcext:value-type="string">
            <text:p>185/171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59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59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5H30M00S" calcext:value-type="time">
            <text:p>15:30:00</text:p>
          </table:table-cell>
          <table:table-cell table:style-name="ce42" office:value-type="time" office:time-value="PT15H35M00S" calcext:value-type="time">
            <text:p>15:35:00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string" calcext:value-type="string">
            <text:p>187/173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59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61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5H45M00S" calcext:value-type="time">
            <text:p>15:45:00</text:p>
          </table:table-cell>
          <table:table-cell table:style-name="ce42" office:value-type="time" office:time-value="PT15H50M00S" calcext:value-type="time">
            <text:p>15:50:00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string" calcext:value-type="string">
            <text:p>189/175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59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63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6H00M00S" calcext:value-type="time">
            <text:p>16:00:00</text:p>
          </table:table-cell>
          <table:table-cell table:style-name="ce42" office:value-type="time" office:time-value="PT16H05M00S" calcext:value-type="time">
            <text:p>16:05:00</text:p>
          </table:table-cell>
          <table:table-cell table:style-name="ce41" office:value-type="string" calcext:value-type="string">
            <text:p>BLLAC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string" calcext:value-type="string">
            <text:p>181/167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59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65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6H15M00S" calcext:value-type="time">
            <text:p>16:15:00</text:p>
          </table:table-cell>
          <table:table-cell table:style-name="ce42" office:value-type="time" office:time-value="PT16H20M00S" calcext:value-type="time">
            <text:p>16:20:00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string" calcext:value-type="string">
            <text:p>189/176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59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67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6H31M00S" calcext:value-type="time">
            <text:p>16:31:00</text:p>
          </table:table-cell>
          <table:table-cell table:style-name="ce42" office:value-type="time" office:time-value="PT16H37M00S" calcext:value-type="time">
            <text:p>16:37:00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string" calcext:value-type="string">
            <text:p>194/180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59" office:value-type="string" calcext:value-type="string">
            <text:p>azoff = -20"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269-</text:p>
          </table:table-cell>
          <table:table-cell table:style-name="ce41" office:value-type="float" office:value="114" calcext:value-type="float">
            <text:p>114</text:p>
          </table:table-cell>
          <table:table-cell table:style-name="ce42" office:value-type="time" office:time-value="PT16H45M00S" calcext:value-type="time">
            <text:p>16:45:00</text:p>
          </table:table-cell>
          <table:table-cell table:style-name="ce42" office:value-type="time" office:time-value="PT16H50M00S" calcext:value-type="time">
            <text:p>16:50:00</text:p>
          </table:table-cell>
          <table:table-cell table:style-name="ce41" office:value-type="string" calcext:value-type="string">
            <text:p>NGC0315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string" calcext:value-type="string">
            <text:p>194/180</text:p>
          </table:table-cell>
          <table:table-cell table:style-name="ce41"/>
          <table:table-cell table:style-name="ce41" office:value-type="string" calcext:value-type="string">
            <text:p>OK</text:p>
          </table:table-cell>
          <table:table-cell table:style-name="ce59" office:value-type="string" calcext:value-type="string">
            <text:p>azoff = -20"</text:p>
          </table:table-cell>
          <table:table-cell table:number-columns-repeated="1014"/>
        </table:table-row>
        <table:table-row table:style-name="ro1" table:number-rows-repeated="941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Hiragino Maru Gothic Pro&quot;" svg:font-family="'&quot;Hiragino Maru Gothic Pro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1:44:49.725414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MVA" style:display-name="PageStyle_GM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211c-scan-log" style:display-name="PageStyle_c211c-scan-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g009-scan-log" style:display-name="PageStyle_mg009-scan-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k013-scan-log" style:display-name="PageStyle_mk013-scan-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k013-check" style:display-name="PageStyle_mk013-chec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fter_5f_c211c-check" style:display-name="PageStyle_after_c211c-chec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211b-scan-log" style:display-name="PageStyle_c211b-scan-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211a-scan-log" style:display-name="PageStyle_c211a-scan-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211a-check" style:display-name="PageStyle_c211a-chec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pulate" style:display-name="PageStyle_popula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" style:display-name="PageStyle_pl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hedule" style:display-name="PageStyle_schedu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mp-checks" style:display-name="PageStyle_temp-check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21f19-check" style:display-name="PageStyle_e21f19-chec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21e18-checks" style:display-name="PageStyle_e21e18-check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21a17-checks" style:display-name="PageStyle_e21a17-check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21d15-check" style:display-name="PageStyle_e21d15-chec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21a14-checks" style:display-name="PageStyle_e21a14-check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21e13-check" style:display-name="PageStyle_e21e13-chec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21b09-check" style:display-name="PageStyle_e21b09-chec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シート8" style:display-name="PageStyle_シート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6-08T11:48:48.571307780</dc:date>
    <dc:creator>Thomas Krichbaum</dc:creator>
    <meta:editing-duration>PT1M25S</meta:editing-duration>
    <meta:editing-cycles>1</meta:editing-cycles>
    <meta:document-statistic meta:table-count="5" meta:cell-count="2855" meta:object-count="0"/>
  </office:meta>
</office:document-meta>
</file>